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fo:font-weight="normal" officeooo:rsid="0066212c" officeooo:paragraph-rsid="0066212c" style:font-weight-asian="normal" style:font-name-complex="Tajawal ExtraLight" style:font-weight-complex="normal"/>
    </style:style>
    <style:style style:name="P43" style:family="paragraph" style:parent-style-name="Standard">
      <style:paragraph-properties fo:text-align="end" style:justify-single-word="false"/>
      <style:text-properties fo:font-weight="bold" officeooo:rsid="0066212c" officeooo:paragraph-rsid="0066212c" style:font-weight-asian="bold" style:font-name-complex="Tajawal ExtraLight" style:font-weight-complex="bold"/>
    </style:style>
    <style:style style:name="P44" style:family="paragraph" style:parent-style-name="Standard">
      <style:paragraph-properties fo:text-align="end" style:justify-single-word="false"/>
      <style:text-properties fo:font-weight="bold" officeooo:rsid="00672b46" officeooo:paragraph-rsid="00672b46" style:font-weight-asian="bold" style:font-name-complex="Tajawal ExtraLight" style:font-weight-complex="bold"/>
    </style:style>
    <style:style style:name="P45" style:family="paragraph" style:parent-style-name="Standard">
      <style:paragraph-properties fo:text-align="end" style:justify-single-word="false"/>
      <style:text-properties fo:font-weight="normal" officeooo:rsid="006c2abc" officeooo:paragraph-rsid="006c2abc" style:font-weight-asian="normal" style:font-name-complex="Tajawal ExtraLight" style:font-weight-complex="normal"/>
    </style:style>
    <style:style style:name="P46" style:family="paragraph" style:parent-style-name="Standard">
      <style:paragraph-properties fo:text-align="end" style:justify-single-word="false"/>
      <style:text-properties fo:font-weight="bold" officeooo:rsid="006c2abc" officeooo:paragraph-rsid="006c2abc" style:font-weight-asian="bold" style:font-name-complex="Tajawal ExtraLight" style:font-weight-complex="bold"/>
    </style:style>
    <style:style style:name="P47" style:family="paragraph" style:parent-style-name="Standard">
      <style:paragraph-properties fo:text-align="end" style:justify-single-word="false"/>
      <style:text-properties fo:font-weight="normal" officeooo:rsid="006e678b" officeooo:paragraph-rsid="006e678b" style:font-weight-asian="normal" style:font-name-complex="Tajawal ExtraLight" style:font-weight-complex="normal"/>
    </style:style>
    <style:style style:name="P48" style:family="paragraph" style:parent-style-name="Standard">
      <style:paragraph-properties fo:text-align="end" style:justify-single-word="false"/>
      <style:text-properties fo:font-weight="bold" officeooo:rsid="006e678b" officeooo:paragraph-rsid="006e678b" style:font-weight-asian="bold" style:font-name-complex="Tajawal ExtraLight" style:font-weight-complex="bold"/>
    </style:style>
    <style:style style:name="P49" style:family="paragraph" style:parent-style-name="Standard">
      <style:paragraph-properties fo:text-align="end" style:justify-single-word="false"/>
      <style:text-properties fo:font-weight="normal" officeooo:rsid="006fa718" officeooo:paragraph-rsid="006fa718" style:font-weight-asian="normal" style:font-name-complex="Tajawal ExtraLight" style:font-weight-complex="normal"/>
    </style:style>
    <style:style style:name="P50" style:family="paragraph" style:parent-style-name="Standard">
      <style:paragraph-properties fo:text-align="end" style:justify-single-word="false"/>
      <style:text-properties fo:font-weight="bold" officeooo:rsid="006fa718" officeooo:paragraph-rsid="006fa718" style:font-weight-asian="bold" style:font-name-complex="Tajawal ExtraLight" style:font-weight-complex="bold"/>
    </style:style>
    <style:style style:name="P51" style:family="paragraph" style:parent-style-name="Standard">
      <style:paragraph-properties fo:text-align="end" style:justify-single-word="false"/>
      <style:text-properties fo:font-weight="bold" officeooo:rsid="00787131" officeooo:paragraph-rsid="006fa718" style:font-weight-asian="bold" style:font-name-complex="Tajawal ExtraLight" style:font-weight-complex="bold"/>
    </style:style>
    <style:style style:name="P52" style:family="paragraph" style:parent-style-name="Standard">
      <style:paragraph-properties fo:text-align="end" style:justify-single-word="false"/>
      <style:text-properties fo:font-weight="normal" officeooo:rsid="00787131" officeooo:paragraph-rsid="00787131" style:font-weight-asian="normal" style:font-name-complex="Tajawal ExtraLight" style:font-weight-complex="normal"/>
    </style:style>
    <style:style style:name="P53" style:family="paragraph" style:parent-style-name="Standard">
      <style:paragraph-properties fo:text-align="end" style:justify-single-word="false"/>
      <style:text-properties fo:font-weight="bold" officeooo:rsid="0079f704" officeooo:paragraph-rsid="0079f704" style:font-weight-asian="bold" style:font-name-complex="Tajawal ExtraLight" style:font-weight-complex="bold"/>
    </style:style>
    <style:style style:name="P54" style:family="paragraph" style:parent-style-name="Standard">
      <style:paragraph-properties fo:text-align="end" style:justify-single-word="false"/>
      <style:text-properties fo:font-weight="normal" officeooo:rsid="0079f704" officeooo:paragraph-rsid="0079f704" style:font-weight-asian="normal" style:font-name-complex="Tajawal ExtraLight" style:font-weight-complex="normal"/>
    </style:style>
    <style:style style:name="P55" style:family="paragraph" style:parent-style-name="Standard">
      <style:paragraph-properties fo:text-align="end" style:justify-single-word="false"/>
      <style:text-properties fo:font-weight="normal" officeooo:rsid="007a7d06" officeooo:paragraph-rsid="007a7d06" style:font-weight-asian="normal" style:font-name-complex="Tajawal ExtraLight" style:font-weight-complex="normal"/>
    </style:style>
    <style:style style:name="P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15e22" style:font-size-asian="16pt" style:font-weight-asian="bold" style:font-name-complex="Tajawal ExtraLight" style:font-size-complex="16pt" style:font-style-complex="normal" style:font-weight-complex="bold"/>
    </style:style>
    <style:style style:name="P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48c77" officeooo:paragraph-rsid="00748c77" style:font-size-asian="11.3500003814697pt" style:font-weight-asian="bold" style:font-name-complex="Tajawal ExtraLight" style:font-size-complex="13pt" style:font-style-complex="normal" style:font-weight-complex="bold"/>
    </style:style>
    <style:style style:name="P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48c77" officeooo:paragraph-rsid="00748c77" style:font-size-asian="11.3500003814697pt" style:font-weight-asian="normal" style:font-name-complex="Tajawal ExtraLight" style:font-size-complex="13pt" style:font-style-complex="normal" style:font-weight-complex="normal"/>
    </style:style>
    <style:style style:name="P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656db" officeooo:paragraph-rsid="007656db" style:font-size-asian="11.3500003814697pt" style:font-weight-asian="normal" style:font-name-complex="Tajawal ExtraLight" style:font-size-complex="13pt" style:font-style-complex="normal" style:font-weight-complex="normal"/>
    </style:style>
    <style:style style:name="P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656db" officeooo:paragraph-rsid="007656db" style:font-size-asian="11.3500003814697pt" style:font-weight-asian="bold" style:font-name-complex="Tajawal ExtraLight" style:font-size-complex="13pt" style:font-style-complex="normal" style:font-weight-complex="bold"/>
    </style:style>
    <style:style style:name="P6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bdb7d9" officeooo:paragraph-rsid="00bdb7d9" style:font-size-asian="11.3500003814697pt" style:font-weight-asian="normal" style:font-name-complex="Tajawal ExtraLight" style:font-size-complex="13pt" style:font-style-complex="normal" style:font-weight-complex="normal"/>
    </style:style>
    <style:style style:name="P6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bde73e" officeooo:paragraph-rsid="00bde73e" style:font-size-asian="11.3500003814697pt" style:font-weight-asian="bold" style:font-name-complex="Tajawal ExtraLight" style:font-size-complex="13pt" style:font-style-complex="normal" style:font-weight-complex="bold"/>
    </style:style>
    <style:style style:name="P6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bde73e" officeooo:paragraph-rsid="00bde73e" style:font-size-asian="11.3500003814697pt" style:font-weight-asian="normal" style:font-name-complex="Tajawal ExtraLight" style:font-size-complex="13pt" style:font-style-complex="normal" style:font-weight-complex="normal"/>
    </style:style>
    <style:style style:name="P6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656db" style:font-size-asian="16pt" style:font-weight-asian="bold" style:font-name-complex="Tajawal ExtraLight" style:font-size-complex="16pt" style:font-style-complex="normal" style:font-weight-complex="bold"/>
    </style:style>
    <style:style style:name="P6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normal" officeooo:rsid="007be20e" officeooo:paragraph-rsid="007be20e" style:font-size-asian="16pt" style:font-weight-asian="normal" style:font-name-complex="Tajawal ExtraLight" style:font-size-complex="16pt" style:font-style-complex="normal" style:font-weight-complex="normal"/>
    </style:style>
    <style:style style:name="P66" style:family="paragraph" style:parent-style-name="Standard">
      <style:paragraph-properties fo:text-align="end" style:justify-single-word="false"/>
      <style:text-properties fo:font-weight="bold" officeooo:rsid="007e0322" officeooo:paragraph-rsid="007e0322" style:font-weight-asian="bold" style:font-name-complex="Tajawal ExtraLight" style:font-weight-complex="bold"/>
    </style:style>
    <style:style style:name="P67" style:family="paragraph" style:parent-style-name="Standard">
      <style:paragraph-properties fo:text-align="end" style:justify-single-word="false"/>
      <style:text-properties fo:font-weight="normal" officeooo:rsid="007e0322" officeooo:paragraph-rsid="007e0322" style:font-weight-asian="normal" style:font-name-complex="Tajawal ExtraLight" style:font-weight-complex="normal"/>
    </style:style>
    <style:style style:name="P68" style:family="paragraph" style:parent-style-name="Standard">
      <style:paragraph-properties fo:text-align="end" style:justify-single-word="false"/>
      <style:text-properties fo:font-weight="bold" officeooo:rsid="007be20e" officeooo:paragraph-rsid="007be20e" style:font-weight-asian="bold" style:font-name-complex="Tajawal ExtraLight" style:font-weight-complex="bold"/>
    </style:style>
    <style:style style:name="P69" style:family="paragraph" style:parent-style-name="Standard">
      <style:paragraph-properties fo:text-align="end" style:justify-single-word="false"/>
      <style:text-properties fo:font-weight="normal" officeooo:rsid="007be20e" officeooo:paragraph-rsid="007be20e" style:font-weight-asian="normal" style:font-name-complex="Tajawal ExtraLight" style:font-weight-complex="normal"/>
    </style:style>
    <style:style style:name="P70" style:family="paragraph" style:parent-style-name="Standard">
      <style:paragraph-properties fo:text-align="end" style:justify-single-word="false"/>
      <style:text-properties fo:font-weight="normal" officeooo:rsid="007d7411" officeooo:paragraph-rsid="007d7411" style:font-weight-asian="normal" style:font-name-complex="Tajawal ExtraLight" style:font-weight-complex="normal"/>
    </style:style>
    <style:style style:name="P71" style:family="paragraph" style:parent-style-name="Standard">
      <style:paragraph-properties fo:text-align="end" style:justify-single-word="false"/>
      <style:text-properties fo:font-weight="bold" officeooo:rsid="007d7411" officeooo:paragraph-rsid="007d7411" style:font-weight-asian="bold" style:font-name-complex="Tajawal ExtraLight" style:font-weight-complex="bold"/>
    </style:style>
    <style:style style:name="P72" style:family="paragraph" style:parent-style-name="Standard">
      <style:paragraph-properties fo:text-align="end" style:justify-single-word="false"/>
      <style:text-properties officeooo:rsid="000b6b69" officeooo:paragraph-rsid="000b6b69" style:font-name-complex="Tajawal ExtraLight"/>
    </style:style>
    <style:style style:name="P73"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Tajawal ExtraLight" style:font-weight-complex="bold"/>
    </style:style>
    <style:style style:name="P74" style:family="paragraph" style:parent-style-name="Standard">
      <style:paragraph-properties fo:text-align="end" style:justify-single-word="false"/>
      <style:text-properties style:text-underline-style="none" officeooo:rsid="000b6b69" officeooo:paragraph-rsid="000b6b69" style:font-name-complex="Tajawal ExtraLight"/>
    </style:style>
    <style:style style:name="P75" style:family="paragraph" style:parent-style-name="Standard">
      <style:paragraph-properties fo:text-align="end" style:justify-single-word="false"/>
      <style:text-properties style:text-underline-style="none" officeooo:rsid="000d93fe" officeooo:paragraph-rsid="000d93fe" style:font-name-complex="Tajawal ExtraLight"/>
    </style:style>
    <style:style style:name="P76" style:family="paragraph" style:parent-style-name="Standard">
      <style:paragraph-properties fo:text-align="end" style:justify-single-word="false"/>
      <style:text-properties style:text-underline-style="none" officeooo:rsid="000f022f" officeooo:paragraph-rsid="000f022f" style:font-name-complex="Tajawal ExtraLight"/>
    </style:style>
    <style:style style:name="P77"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Tajawal ExtraLight" style:font-weight-complex="bold"/>
    </style:style>
    <style:style style:name="P78" style:family="paragraph" style:parent-style-name="Standard">
      <style:paragraph-properties fo:text-align="end" style:justify-single-word="false"/>
      <style:text-properties style:text-underline-style="none" officeooo:rsid="00108bb6" officeooo:paragraph-rsid="00108bb6" style:font-name-complex="Tajawal ExtraLight"/>
    </style:style>
    <style:style style:name="P79" style:family="paragraph" style:parent-style-name="Standard">
      <style:paragraph-properties fo:text-align="end" style:justify-single-word="false"/>
      <style:text-properties style:text-underline-style="none" officeooo:rsid="0011d63b" officeooo:paragraph-rsid="0011d63b" style:font-name-complex="Tajawal ExtraLight"/>
    </style:style>
    <style:style style:name="P80"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Tajawal ExtraLight" style:font-weight-complex="bold"/>
    </style:style>
    <style:style style:name="P81"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Tajawal ExtraLight" style:font-weight-complex="bold"/>
    </style:style>
    <style:style style:name="P82" style:family="paragraph" style:parent-style-name="Standard">
      <style:paragraph-properties fo:text-align="end" style:justify-single-word="false"/>
      <style:text-properties style:text-underline-style="none" officeooo:rsid="001293d2" officeooo:paragraph-rsid="001293d2" style:font-name-complex="Tajawal ExtraLight"/>
    </style:style>
    <style:style style:name="P83"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Tajawal ExtraLight" style:font-weight-complex="bold"/>
    </style:style>
    <style:style style:name="P84" style:family="paragraph" style:parent-style-name="Standard">
      <style:paragraph-properties fo:text-align="end" style:justify-single-word="false"/>
      <style:text-properties style:text-underline-style="none" officeooo:rsid="00160f1f" officeooo:paragraph-rsid="00160f1f" style:font-name-complex="Tajawal ExtraLight"/>
    </style:style>
    <style:style style:name="P85"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Tajawal ExtraLight" style:font-weight-complex="bold"/>
    </style:style>
    <style:style style:name="P86" style:family="paragraph" style:parent-style-name="Standard">
      <style:paragraph-properties fo:text-align="end" style:justify-single-word="false"/>
      <style:text-properties style:text-underline-style="none" officeooo:rsid="0017fdb1" officeooo:paragraph-rsid="0017fdb1" style:font-name-complex="Tajawal ExtraLight"/>
    </style:style>
    <style:style style:name="P87" style:family="paragraph" style:parent-style-name="Standard">
      <style:paragraph-properties fo:text-align="end" style:justify-single-word="false"/>
      <style:text-properties style:text-underline-style="none" officeooo:rsid="001b4a21" officeooo:paragraph-rsid="001b4a21" style:font-name-complex="Tajawal ExtraLight"/>
    </style:style>
    <style:style style:name="P8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Tajawal ExtraLight" style:font-weight-complex="bold"/>
    </style:style>
    <style:style style:name="P8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Tajawal ExtraLight" style:font-weight-complex="bold"/>
    </style:style>
    <style:style style:name="P90" style:family="paragraph" style:parent-style-name="Standard">
      <style:paragraph-properties fo:text-align="end" style:justify-single-word="false"/>
      <style:text-properties style:text-underline-style="none" officeooo:rsid="001d16fd" officeooo:paragraph-rsid="001d16fd" style:font-name-complex="Tajawal ExtraLight"/>
    </style:style>
    <style:style style:name="P91" style:family="paragraph" style:parent-style-name="Standard">
      <style:paragraph-properties fo:text-align="end" style:justify-single-word="false"/>
      <style:text-properties style:text-underline-style="none" officeooo:rsid="001d462f" officeooo:paragraph-rsid="001d462f" style:font-name-complex="Tajawal ExtraLight"/>
    </style:style>
    <style:style style:name="P92"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Tajawal ExtraLight" style:font-weight-complex="bold"/>
    </style:style>
    <style:style style:name="P93" style:family="paragraph" style:parent-style-name="Standard">
      <style:paragraph-properties fo:text-align="end" style:justify-single-word="false"/>
      <style:text-properties style:text-underline-style="none" officeooo:rsid="001f4050" officeooo:paragraph-rsid="001f4050" style:font-name-complex="Tajawal ExtraLight"/>
    </style:style>
    <style:style style:name="P94"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Tajawal ExtraLight" style:font-weight-complex="bold"/>
    </style:style>
    <style:style style:name="P95" style:family="paragraph" style:parent-style-name="Standard">
      <style:paragraph-properties fo:text-align="end" style:justify-single-word="false"/>
      <style:text-properties style:text-underline-style="none" officeooo:rsid="001f6bb8" officeooo:paragraph-rsid="001f6bb8" style:font-name-complex="Tajawal ExtraLight"/>
    </style:style>
    <style:style style:name="P96" style:family="paragraph" style:parent-style-name="Standard">
      <style:paragraph-properties fo:text-align="end" style:justify-single-word="false"/>
      <style:text-properties fo:color="#ffffff" loext:opacity="100%" style:text-underline-style="none" fo:font-weight="bold" officeooo:rsid="00715e22" officeooo:paragraph-rsid="00715e22" style:font-weight-asian="bold" style:font-name-complex="Tajawal ExtraLight" style:font-weight-complex="bold"/>
    </style:style>
    <style:style style:name="P97" style:family="paragraph" style:parent-style-name="Standard">
      <style:paragraph-properties fo:text-align="end" style:justify-single-word="false"/>
      <style:text-properties fo:color="#e6e905" loext:opacity="100%" style:text-underline-style="none" fo:font-weight="normal" officeooo:rsid="00ba6863" officeooo:paragraph-rsid="00ba6863" style:font-weight-asian="normal" style:font-name-complex="Tajawal ExtraLight" style:font-weight-complex="normal"/>
    </style:style>
    <style:style style:name="P98" style:family="paragraph" style:parent-style-name="Standard">
      <style:paragraph-properties fo:text-align="end" style:justify-single-word="false"/>
      <style:text-properties style:text-underline-style="none" fo:font-weight="bold" officeooo:rsid="00715e22" officeooo:paragraph-rsid="00715e22" style:font-weight-asian="bold" style:font-name-complex="Tajawal ExtraLight" style:font-weight-complex="bold"/>
    </style:style>
    <style:style style:name="P99" style:family="paragraph" style:parent-style-name="Standard">
      <style:paragraph-properties fo:text-align="end" style:justify-single-word="false"/>
      <style:text-properties style:text-underline-style="none" officeooo:rsid="001f6bb8" officeooo:paragraph-rsid="002119c2" style:font-name-complex="Tajawal ExtraLight"/>
    </style:style>
    <style:style style:name="P100"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Tajawal ExtraLight" style:font-weight-complex="bold"/>
    </style:style>
    <style:style style:name="P101"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Tajawal ExtraLight" style:font-weight-complex="bold"/>
    </style:style>
    <style:style style:name="P102" style:family="paragraph" style:parent-style-name="Standard">
      <style:paragraph-properties fo:text-align="end" style:justify-single-word="false"/>
      <style:text-properties style:text-underline-style="none" officeooo:rsid="001f6bb8" officeooo:paragraph-rsid="0025b080" style:font-name-complex="Tajawal ExtraLight"/>
    </style:style>
    <style:style style:name="P103"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Tajawal ExtraLight" style:font-weight-complex="bold"/>
    </style:style>
    <style:style style:name="P104" style:family="paragraph" style:parent-style-name="Standard">
      <style:paragraph-properties fo:text-align="end" style:justify-single-word="false"/>
      <style:text-properties style:text-underline-style="none" officeooo:rsid="0025b080" officeooo:paragraph-rsid="0025b080" style:font-name-complex="Tajawal ExtraLight"/>
    </style:style>
    <style:style style:name="P105" style:family="paragraph" style:parent-style-name="Standard">
      <style:paragraph-properties fo:text-align="end" style:justify-single-word="false"/>
      <style:text-properties style:text-underline-style="none" officeooo:rsid="001f6bb8" officeooo:paragraph-rsid="00273307" style:font-name-complex="Tajawal ExtraLight"/>
    </style:style>
    <style:style style:name="P106"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Tajawal ExtraLight" style:font-weight-complex="bold"/>
    </style:style>
    <style:style style:name="P107" style:family="paragraph" style:parent-style-name="Standard">
      <style:paragraph-properties fo:text-align="end" style:justify-single-word="false"/>
      <style:text-properties style:text-underline-style="none" officeooo:rsid="00273307" officeooo:paragraph-rsid="00273307" style:font-name-complex="Tajawal ExtraLight"/>
    </style:style>
    <style:style style:name="P108" style:family="paragraph" style:parent-style-name="Standard">
      <style:paragraph-properties fo:text-align="end" style:justify-single-word="false"/>
      <style:text-properties style:text-underline-style="none" officeooo:rsid="001f6bb8" officeooo:paragraph-rsid="0028f3e0" style:font-name-complex="Tajawal ExtraLight"/>
    </style:style>
    <style:style style:name="P109" style:family="paragraph" style:parent-style-name="Standard">
      <style:paragraph-properties fo:text-align="end" style:justify-single-word="false"/>
      <style:text-properties style:text-underline-style="none" officeooo:rsid="001f6bb8" officeooo:paragraph-rsid="002a7b5f" style:font-name-complex="Tajawal ExtraLight"/>
    </style:style>
    <style:style style:name="P110"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Tajawal ExtraLight" style:font-weight-complex="bold"/>
    </style:style>
    <style:style style:name="P111" style:family="paragraph" style:parent-style-name="Standard">
      <style:paragraph-properties fo:text-align="end" style:justify-single-word="false"/>
      <style:text-properties style:text-underline-style="none" officeooo:rsid="0028f3e0" officeooo:paragraph-rsid="0028f3e0" style:font-name-complex="Tajawal ExtraLight"/>
    </style:style>
    <style:style style:name="P112" style:family="paragraph" style:parent-style-name="Standard">
      <style:paragraph-properties fo:text-align="end" style:justify-single-word="false"/>
      <style:text-properties style:text-underline-style="none" officeooo:rsid="002d1a72" officeooo:paragraph-rsid="002d1a72" style:font-name-complex="Tajawal ExtraLight"/>
    </style:style>
    <style:style style:name="P113"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Tajawal ExtraLight" style:font-weight-complex="bold"/>
    </style:style>
    <style:style style:name="P114"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Tajawal ExtraLight" style:font-size-complex="12pt"/>
    </style:style>
    <style:style style:name="P11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Tajawal ExtraLight" style:font-size-complex="12pt" style:font-weight-complex="bold"/>
    </style:style>
    <style:style style:name="P11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Tajawal ExtraLight" style:font-size-complex="12pt"/>
    </style:style>
    <style:style style:name="P11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Tajawal ExtraLight" style:font-size-complex="12pt"/>
    </style:style>
    <style:style style:name="P11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Tajawal ExtraLight" style:font-size-complex="12pt" style:font-weight-complex="bold"/>
    </style:style>
    <style:style style:name="P11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Tajawal ExtraLight" style:font-size-complex="12pt" style:font-weight-complex="normal"/>
    </style:style>
    <style:style style:name="P12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style>
    <style:style style:name="P12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Tajawal ExtraLight" style:font-size-complex="12pt" style:font-style-complex="normal" style:font-weight-complex="bold"/>
    </style:style>
    <style:style style:name="P12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Tajawal ExtraLight" style:font-size-complex="12pt" style:font-style-complex="normal" style:font-weight-complex="bold"/>
    </style:style>
    <style:style style:name="P12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font-style-complex="normal" style:font-weight-complex="normal"/>
    </style:style>
    <style:style style:name="P12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style>
    <style:style style:name="P12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715e22" style:font-size-asian="12pt" style:font-weight-asian="bold" style:font-name-complex="Tajawal ExtraLight" style:font-size-complex="12pt" style:font-style-complex="normal" style:font-weight-complex="bold"/>
    </style:style>
    <style:style style:name="P12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Tajawal ExtraLight"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9ccf42" style:font-size-asian="16pt" style:font-weight-asian="bold" style:font-name-complex="Tajawal ExtraLight" style:font-size-complex="16pt" style:font-style-complex="normal" style:font-weight-complex="bold"/>
    </style:style>
    <style:style style:name="P12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acb20c" loext:opacity="100%" fo:font-size="16pt" fo:letter-spacing="normal" fo:font-weight="bold" officeooo:rsid="00715e22" officeooo:paragraph-rsid="009ccf42" style:font-size-asian="16pt" style:font-weight-asian="bold" style:font-name-complex="Tajawal ExtraLight" style:font-size-complex="16pt" style:font-style-complex="normal" style:font-weight-complex="bold"/>
    </style:style>
    <style:style style:name="P13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Tajawal ExtraLight"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Tajawal ExtraLight" style:font-size-complex="12pt" style:font-style-complex="normal" style:font-weight-complex="bold"/>
    </style:style>
    <style:style style:name="P13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490adf" officeooo:paragraph-rsid="00490adf" style:font-size-asian="12pt" style:font-weight-asian="bold" style:font-name-complex="Tajawal ExtraLight" style:font-size-complex="12pt" style:font-style-complex="normal" style:font-weight-complex="bold"/>
    </style:style>
    <style:style style:name="P13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70e8e7" officeooo:paragraph-rsid="0070e8e7" style:font-size-asian="12pt" style:font-weight-asian="normal" style:font-name-complex="Tajawal ExtraLight"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70e8e7" officeooo:paragraph-rsid="0070e8e7" style:font-size-asian="12pt" style:font-weight-asian="bold" style:font-name-complex="Tajawal ExtraLight" style:font-size-complex="12pt" style:font-style-complex="normal" style:font-weight-complex="bold"/>
    </style:style>
    <style:style style:name="P13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34cbfd" officeooo:paragraph-rsid="0034cbfd" style:font-size-asian="12pt" style:font-weight-asian="normal" style:font-name-complex="Tajawal ExtraLight"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70e8e7" officeooo:paragraph-rsid="0070e8e7" style:font-size-asian="12pt" style:font-name-complex="Tajawal ExtraLight"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8ef6f7" style:font-size-asian="16pt" style:font-weight-asian="bold" style:font-name-complex="Tajawal ExtraLight" style:font-size-complex="16pt" style:font-style-complex="normal" style:font-weight-complex="bold"/>
    </style:style>
    <style:style style:name="P13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0d9da" officeooo:paragraph-rsid="0080d9da" style:font-size-asian="12pt" style:font-name-complex="Tajawal ExtraLight"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0d9da" officeooo:paragraph-rsid="0080d9da" style:font-size-asian="12pt" style:font-weight-asian="bold" style:font-name-complex="Tajawal ExtraLight" style:font-size-complex="12pt" style:font-style-complex="normal" style:font-weight-complex="bold"/>
    </style:style>
    <style:style style:name="P14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0d9da" officeooo:paragraph-rsid="008ef6f7" style:font-size-asian="12pt" style:font-weight-asian="bold" style:font-name-complex="Tajawal ExtraLight" style:font-size-complex="12pt" style:font-style-complex="normal" style:font-weight-complex="bold"/>
    </style:style>
    <style:style style:name="P14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0d9da" officeooo:paragraph-rsid="008ef6f7" style:font-size-asian="12pt" style:font-name-complex="Tajawal ExtraLight"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acb20c" loext:opacity="100%" fo:font-size="12pt" fo:letter-spacing="normal" officeooo:rsid="0080d9da" officeooo:paragraph-rsid="0080d9da" style:font-size-asian="12pt" style:font-name-complex="Tajawal ExtraLight"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29bc4" officeooo:paragraph-rsid="00829bc4" style:font-size-asian="12pt" style:font-name-complex="Tajawal ExtraLight"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87ad1" officeooo:paragraph-rsid="00887ad1" style:font-size-asian="12pt" style:font-weight-asian="bold" style:font-name-complex="Tajawal ExtraLight" style:font-size-complex="12pt" style:font-style-complex="normal" style:font-weight-complex="bold"/>
    </style:style>
    <style:style style:name="P14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87ad1" officeooo:paragraph-rsid="00887ad1" style:font-size-asian="12pt" style:font-name-complex="Tajawal ExtraLight"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paragraph-rsid="00887ad1" style:font-weight-asian="bold" style:font-name-complex="Tajawal ExtraLight" style:font-weight-complex="bold"/>
    </style:style>
    <style:style style:name="P14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887ad1" officeooo:paragraph-rsid="00887ad1" style:font-weight-asian="bold" style:font-name-complex="Tajawal ExtraLight" style:font-weight-complex="bold"/>
    </style:style>
    <style:style style:name="P14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87ad1" officeooo:paragraph-rsid="00887ad1" style:font-name-complex="Tajawal ExtraLight"/>
    </style:style>
    <style:style style:name="P14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9d886" officeooo:paragraph-rsid="0089d886" style:font-size-asian="12pt" style:font-weight-asian="bold" style:font-name-complex="Tajawal ExtraLight" style:font-size-complex="12pt" style:font-style-complex="normal" style:font-weight-complex="bold"/>
    </style:style>
    <style:style style:name="P15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9d886" officeooo:paragraph-rsid="0089d886" style:font-size-asian="12pt" style:font-name-complex="Tajawal ExtraLight"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9d886" officeooo:paragraph-rsid="0089d886" style:font-name-complex="Tajawal ExtraLight"/>
    </style:style>
    <style:style style:name="P15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89d886" officeooo:paragraph-rsid="0089d886" style:font-weight-asian="bold" style:font-name-complex="Tajawal ExtraLight" style:font-weight-complex="bold"/>
    </style:style>
    <style:style style:name="P15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a03aa" officeooo:paragraph-rsid="008a03aa" style:font-size-asian="12pt" style:font-name-complex="Tajawal ExtraLight"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a03aa" officeooo:paragraph-rsid="008a03aa" style:font-name-complex="Tajawal ExtraLight"/>
    </style:style>
    <style:style style:name="P15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a03aa" officeooo:paragraph-rsid="008a03aa" style:font-size-asian="12pt" style:font-weight-asian="bold" style:font-name-complex="Tajawal ExtraLight" style:font-size-complex="12pt" style:font-style-complex="normal" style:font-weight-complex="bold"/>
    </style:style>
    <style:style style:name="P1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b986b" officeooo:paragraph-rsid="008b986b" style:font-size-asian="12pt" style:font-name-complex="Tajawal ExtraLight"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b986b" officeooo:paragraph-rsid="008b986b" style:font-name-complex="Tajawal ExtraLight"/>
    </style:style>
    <style:style style:name="P1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b986b" officeooo:paragraph-rsid="008b986b" style:font-size-asian="12pt" style:font-weight-asian="bold" style:font-name-complex="Tajawal ExtraLight" style:font-size-complex="12pt" style:font-style-complex="normal" style:font-weight-complex="bold"/>
    </style:style>
    <style:style style:name="P1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c46fd" officeooo:paragraph-rsid="008ef6f7" style:font-size-asian="12pt" style:font-weight-asian="bold" style:font-name-complex="Tajawal ExtraLight" style:font-size-complex="12pt" style:font-style-complex="normal" style:font-weight-complex="bold"/>
    </style:style>
    <style:style style:name="P1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c46fd" officeooo:paragraph-rsid="008ef6f7" style:font-size-asian="12pt" style:font-name-complex="Tajawal ExtraLight"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c46fd" officeooo:paragraph-rsid="008c46fd" style:font-name-complex="Tajawal ExtraLight"/>
    </style:style>
    <style:style style:name="P16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c46fd" officeooo:paragraph-rsid="008c46fd" style:font-size-asian="12pt" style:font-weight-asian="bold" style:font-name-complex="Tajawal ExtraLight" style:font-size-complex="12pt" style:font-style-complex="normal" style:font-weight-complex="bold"/>
    </style:style>
    <style:style style:name="P16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c46fd" officeooo:paragraph-rsid="008c46fd" style:font-size-asian="12pt" style:font-name-complex="Tajawal ExtraLight"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f289f" officeooo:paragraph-rsid="008f289f" style:font-size-asian="12pt" style:font-name-complex="Tajawal ExtraLight"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f289f" officeooo:paragraph-rsid="008f289f" style:font-size-asian="12pt" style:font-weight-asian="bold" style:font-name-complex="Tajawal ExtraLight" style:font-size-complex="12pt" style:font-style-complex="normal" style:font-weight-complex="bold"/>
    </style:style>
    <style:style style:name="P16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0ffae" officeooo:paragraph-rsid="0090ffae" style:font-size-asian="12pt" style:font-name-complex="Tajawal ExtraLight"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0ffae" officeooo:paragraph-rsid="0090ffae" style:font-size-asian="12pt" style:font-weight-asian="bold" style:font-name-complex="Tajawal ExtraLight" style:font-size-complex="12pt" style:font-style-complex="normal" style:font-weight-complex="bold"/>
    </style:style>
    <style:style style:name="P16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4d882" officeooo:paragraph-rsid="0094d882" style:font-size-asian="12pt" style:font-name-complex="Tajawal ExtraLight"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4d882" officeooo:paragraph-rsid="0094d882" style:font-size-asian="12pt" style:font-weight-asian="bold" style:font-name-complex="Tajawal ExtraLight" style:font-size-complex="12pt" style:font-style-complex="normal" style:font-weight-complex="bold"/>
    </style:style>
    <style:style style:name="P17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7588b" style:font-size-asian="12pt" style:font-name-complex="Tajawal ExtraLight"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7588b" officeooo:paragraph-rsid="0097588b" style:font-size-asian="12pt" style:font-weight-asian="bold" style:font-name-complex="Tajawal ExtraLight" style:font-size-complex="12pt" style:font-style-complex="normal" style:font-weight-complex="bold"/>
    </style:style>
    <style:style style:name="P17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97588b" officeooo:paragraph-rsid="0097588b" style:font-name-complex="Tajawal ExtraLight"/>
    </style:style>
    <style:style style:name="P17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97588b" officeooo:paragraph-rsid="0098e3df" style:font-weight-asian="bold" style:font-name-complex="Tajawal ExtraLight" style:font-weight-complex="bold"/>
    </style:style>
    <style:style style:name="P17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8e3df" style:font-size-asian="12pt" style:font-name-complex="Tajawal ExtraLight"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947b5" style:font-size-asian="12pt" style:font-name-complex="Tajawal ExtraLight"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paragraph-rsid="009947b5" style:font-name-complex="Tajawal ExtraLight"/>
    </style:style>
    <style:style style:name="P17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947b5" officeooo:paragraph-rsid="009947b5" style:font-size-asian="12pt" style:font-name-complex="Tajawal ExtraLight" style:font-size-complex="12pt"/>
    </style:style>
    <style:style style:name="P17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947b5" officeooo:paragraph-rsid="0099e293" style:font-size-asian="12pt" style:font-name-complex="Tajawal ExtraLight" style:font-size-complex="12pt"/>
    </style:style>
    <style:style style:name="P17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paragraph-rsid="0099e293" style:font-name-complex="Tajawal ExtraLight"/>
    </style:style>
    <style:style style:name="P18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9e293" officeooo:paragraph-rsid="0099e293" style:font-size-asian="12pt" style:font-name-complex="Tajawal ExtraLight" style:font-size-complex="12pt"/>
    </style:style>
    <style:style style:name="P18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fo:font-weight="bold" officeooo:rsid="0099e293" officeooo:paragraph-rsid="0099e293" style:font-size-asian="12pt" style:font-weight-asian="bold" style:font-name-complex="Tajawal ExtraLight" style:font-size-complex="12pt" style:font-weight-complex="bold"/>
    </style:style>
    <style:style style:name="P18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d15b8" officeooo:paragraph-rsid="009d15b8" style:font-size-asian="12pt" style:font-name-complex="Tajawal ExtraLight" style:font-size-complex="12pt"/>
    </style:style>
    <style:style style:name="P18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db87d" officeooo:paragraph-rsid="009db87d" fo:background-color="transparent" style:font-size-asian="12pt" style:font-name-complex="Tajawal ExtraLight" style:font-size-complex="12pt"/>
    </style:style>
    <style:style style:name="P18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e54c6" officeooo:paragraph-rsid="009e54c6" fo:background-color="transparent" style:font-size-asian="12pt" style:font-name-complex="Tajawal ExtraLight" style:font-size-complex="12pt"/>
    </style:style>
    <style:style style:name="P18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e54c6" officeooo:paragraph-rsid="009f48d9" fo:background-color="transparent" style:font-size-asian="12pt" style:font-name-complex="Tajawal ExtraLight" style:font-size-complex="12pt"/>
    </style:style>
    <style:style style:name="P186" style:family="paragraph" style:parent-style-name="Standard">
      <style:paragraph-properties fo:text-align="end" style:justify-single-word="false"/>
      <style:text-properties style:text-underline-style="none" fo:font-weight="bold" officeooo:rsid="002d1a72" officeooo:paragraph-rsid="009f48d9" style:font-weight-asian="bold" style:font-name-complex="Tajawal ExtraLight" style:font-weight-complex="bold"/>
    </style:style>
    <style:style style:name="P187" style:family="paragraph" style:parent-style-name="Standard">
      <style:paragraph-properties fo:text-align="end" style:justify-single-word="false"/>
      <style:text-properties style:text-underline-style="none" fo:font-weight="bold" officeooo:rsid="009f48d9" officeooo:paragraph-rsid="009f48d9" style:font-weight-asian="bold" style:font-name-complex="Tajawal ExtraLight" style:font-weight-complex="bold"/>
    </style:style>
    <style:style style:name="P188" style:family="paragraph" style:parent-style-name="Standard">
      <style:paragraph-properties fo:text-align="end" style:justify-single-word="false"/>
      <style:text-properties style:text-underline-style="none" fo:font-weight="normal" officeooo:rsid="009f48d9" officeooo:paragraph-rsid="009f48d9" style:font-weight-asian="normal" style:font-name-complex="Tajawal ExtraLight" style:font-weight-complex="normal"/>
    </style:style>
    <style:style style:name="P189" style:family="paragraph" style:parent-style-name="Standard">
      <style:paragraph-properties fo:text-align="end" style:justify-single-word="false"/>
      <style:text-properties style:text-underline-style="none" fo:font-weight="bold" officeooo:rsid="00a00fd9" officeooo:paragraph-rsid="00a00fd9" style:font-weight-asian="bold" style:font-name-complex="Tajawal ExtraLight" style:font-weight-complex="bold"/>
    </style:style>
    <style:style style:name="P190" style:family="paragraph" style:parent-style-name="Standard">
      <style:paragraph-properties fo:text-align="end" style:justify-single-word="false"/>
      <style:text-properties style:text-underline-style="none" fo:font-weight="normal" officeooo:rsid="00a00fd9" officeooo:paragraph-rsid="00a00fd9" style:font-weight-asian="normal" style:font-name-complex="Tajawal ExtraLight" style:font-weight-complex="normal"/>
    </style:style>
    <style:style style:name="P191" style:family="paragraph" style:parent-style-name="Standard">
      <style:paragraph-properties fo:text-align="end" style:justify-single-word="false"/>
      <style:text-properties style:text-underline-style="none" fo:font-weight="bold" officeooo:rsid="00a1275e" officeooo:paragraph-rsid="00a1275e" style:font-weight-asian="bold" style:font-name-complex="Tajawal ExtraLight" style:font-weight-complex="bold"/>
    </style:style>
    <style:style style:name="P192" style:family="paragraph" style:parent-style-name="Standard">
      <style:paragraph-properties fo:text-align="end" style:justify-single-word="false"/>
      <style:text-properties style:text-underline-style="none" fo:font-weight="normal" officeooo:rsid="00a1275e" officeooo:paragraph-rsid="00a1275e" style:font-weight-asian="normal" style:font-name-complex="Tajawal ExtraLight" style:font-weight-complex="normal"/>
    </style:style>
    <style:style style:name="P193" style:family="paragraph" style:parent-style-name="Standard">
      <style:paragraph-properties fo:text-align="end" style:justify-single-word="false"/>
      <style:text-properties style:text-underline-style="none" fo:font-weight="bold" officeooo:rsid="00a19801" officeooo:paragraph-rsid="00a19801" style:font-weight-asian="bold" style:font-name-complex="Tajawal ExtraLight" style:font-weight-complex="bold"/>
    </style:style>
    <style:style style:name="P194" style:family="paragraph" style:parent-style-name="Standard">
      <style:paragraph-properties fo:text-align="end" style:justify-single-word="false"/>
      <style:text-properties style:text-underline-style="none" fo:font-weight="normal" officeooo:rsid="00a19801" officeooo:paragraph-rsid="00a19801" style:font-weight-asian="normal" style:font-name-complex="Tajawal ExtraLight" style:font-weight-complex="normal"/>
    </style:style>
    <style:style style:name="P195" style:family="paragraph" style:parent-style-name="Standard">
      <style:paragraph-properties fo:text-align="end" style:justify-single-word="false"/>
      <style:text-properties style:text-underline-style="none" fo:font-weight="normal" officeooo:rsid="00a47c7d" officeooo:paragraph-rsid="00a47c7d" style:font-weight-asian="normal" style:font-name-complex="Tajawal ExtraLight" style:font-weight-complex="normal"/>
    </style:style>
    <style:style style:name="P196" style:family="paragraph" style:parent-style-name="Standard">
      <style:paragraph-properties fo:text-align="end" style:justify-single-word="false"/>
      <style:text-properties style:text-underline-style="none" fo:font-weight="bold" officeooo:rsid="00a47c7d" officeooo:paragraph-rsid="00a47c7d" style:font-weight-asian="bold" style:font-name-complex="Tajawal ExtraLight" style:font-weight-complex="bold"/>
    </style:style>
    <style:style style:name="P197" style:family="paragraph" style:parent-style-name="Standard">
      <style:paragraph-properties fo:text-align="end" style:justify-single-word="false"/>
      <style:text-properties style:text-underline-style="none" fo:font-weight="normal" officeooo:rsid="00a501e0" officeooo:paragraph-rsid="00a501e0" style:font-weight-asian="normal" style:font-name-complex="Tajawal ExtraLight" style:font-weight-complex="normal"/>
    </style:style>
    <style:style style:name="P198" style:family="paragraph" style:parent-style-name="Standard">
      <style:paragraph-properties fo:text-align="end" style:justify-single-word="false"/>
      <style:text-properties style:text-underline-style="none" fo:font-weight="bold" officeooo:rsid="00a501e0" officeooo:paragraph-rsid="00a501e0" style:font-weight-asian="bold" style:font-name-complex="Tajawal ExtraLight" style:font-weight-complex="bold"/>
    </style:style>
    <style:style style:name="P199" style:family="paragraph" style:parent-style-name="Standard">
      <style:paragraph-properties fo:text-align="end" style:justify-single-word="false"/>
      <style:text-properties style:text-underline-style="none" fo:font-weight="bold" officeooo:rsid="00a5b283" officeooo:paragraph-rsid="00a5b283" style:font-weight-asian="bold" style:font-name-complex="Tajawal ExtraLight" style:font-weight-complex="bold"/>
    </style:style>
    <style:style style:name="P200" style:family="paragraph" style:parent-style-name="Standard">
      <style:paragraph-properties fo:text-align="end" style:justify-single-word="false"/>
      <style:text-properties style:text-underline-style="none" fo:font-weight="normal" officeooo:rsid="00a5b283" officeooo:paragraph-rsid="00a5b283" style:font-weight-asian="normal" style:font-name-complex="Tajawal ExtraLight" style:font-weight-complex="normal"/>
    </style:style>
    <style:style style:name="P201" style:family="paragraph" style:parent-style-name="Standard">
      <style:paragraph-properties fo:text-align="end" style:justify-single-word="false"/>
      <style:text-properties style:text-underline-style="none" fo:font-weight="bold" officeooo:rsid="00a68426" officeooo:paragraph-rsid="00a68426" style:font-weight-asian="bold" style:font-name-complex="Tajawal ExtraLight" style:font-weight-complex="bold"/>
    </style:style>
    <style:style style:name="P202" style:family="paragraph" style:parent-style-name="Standard">
      <style:paragraph-properties fo:text-align="end" style:justify-single-word="false"/>
      <style:text-properties style:text-underline-style="none" fo:font-weight="normal" officeooo:rsid="00a68426" officeooo:paragraph-rsid="00a68426" style:font-weight-asian="normal" style:font-name-complex="Tajawal ExtraLight" style:font-weight-complex="normal"/>
    </style:style>
    <style:style style:name="P203" style:family="paragraph" style:parent-style-name="Standard">
      <style:paragraph-properties fo:text-align="end" style:justify-single-word="false"/>
      <style:text-properties style:text-underline-style="none" fo:font-weight="normal" officeooo:rsid="00a80f58" officeooo:paragraph-rsid="00a80f58" style:font-weight-asian="normal" style:font-name-complex="Tajawal ExtraLight" style:font-weight-complex="normal"/>
    </style:style>
    <style:style style:name="P204" style:family="paragraph" style:parent-style-name="Standard">
      <style:paragraph-properties fo:text-align="center" style:justify-single-word="false"/>
      <style:text-properties style:text-underline-style="none" fo:font-weight="normal" officeooo:rsid="00a80f58" officeooo:paragraph-rsid="00a80f58" style:font-weight-asian="normal" style:font-name-complex="Tajawal ExtraLight" style:font-weight-complex="normal"/>
    </style:style>
    <style:style style:name="P205" style:family="paragraph" style:parent-style-name="Standard">
      <style:paragraph-properties fo:text-align="end" style:justify-single-word="false"/>
      <style:text-properties officeooo:rsid="00a80f58" officeooo:paragraph-rsid="00a80f58"/>
    </style:style>
    <style:style style:name="P206" style:family="paragraph" style:parent-style-name="Standard">
      <style:paragraph-properties fo:text-align="end" style:justify-single-word="false"/>
      <style:text-properties officeooo:rsid="00a80f58" officeooo:paragraph-rsid="00a80f58" style:font-name-complex="Tajawal ExtraLight"/>
    </style:style>
    <style:style style:name="P207" style:family="paragraph" style:parent-style-name="Standard">
      <style:paragraph-properties fo:text-align="end" style:justify-single-word="false"/>
      <style:text-properties officeooo:rsid="00a87a3b" officeooo:paragraph-rsid="00a87a3b" style:font-name-complex="Tajawal ExtraLight"/>
    </style:style>
    <style:style style:name="P208" style:family="paragraph" style:parent-style-name="Standard">
      <style:paragraph-properties fo:text-align="end" style:justify-single-word="false"/>
      <style:text-properties fo:font-weight="bold" officeooo:rsid="00a87a3b" officeooo:paragraph-rsid="00a87a3b" style:font-weight-asian="bold" style:font-name-complex="Tajawal ExtraLight" style:font-weight-complex="bold"/>
    </style:style>
    <style:style style:name="P209" style:family="paragraph" style:parent-style-name="Standard">
      <style:paragraph-properties fo:text-align="end" style:justify-single-word="false"/>
      <style:text-properties officeooo:rsid="00aa50e5" officeooo:paragraph-rsid="00aa50e5" style:font-name-complex="Tajawal ExtraLight"/>
    </style:style>
    <style:style style:name="P210" style:family="paragraph" style:parent-style-name="Standard">
      <style:paragraph-properties fo:text-align="end" style:justify-single-word="false"/>
      <style:text-properties fo:font-weight="normal" officeooo:rsid="00aa50e5" officeooo:paragraph-rsid="00aa50e5" style:font-weight-asian="normal" style:font-weight-complex="normal"/>
    </style:style>
    <style:style style:name="P211" style:family="paragraph" style:parent-style-name="Standard">
      <style:paragraph-properties fo:text-align="end" style:justify-single-word="false"/>
      <style:text-properties style:text-underline-style="none" fo:font-weight="bold" officeooo:rsid="00ae523e" officeooo:paragraph-rsid="00ae523e" style:font-weight-asian="bold" style:font-name-complex="Tajawal ExtraLight" style:font-weight-complex="bold"/>
    </style:style>
    <style:style style:name="P212" style:family="paragraph" style:parent-style-name="Standard">
      <style:paragraph-properties fo:text-align="end" style:justify-single-word="false"/>
      <style:text-properties style:text-underline-style="none" fo:font-weight="normal" officeooo:rsid="00ae523e" officeooo:paragraph-rsid="00ae523e" style:font-weight-asian="normal" style:font-name-complex="Tajawal ExtraLight" style:font-weight-complex="normal"/>
    </style:style>
    <style:style style:name="P213" style:family="paragraph" style:parent-style-name="Standard">
      <style:paragraph-properties fo:text-align="end" style:justify-single-word="false"/>
      <style:text-properties style:text-underline-style="none" fo:font-weight="bold" officeooo:rsid="00aea4c7" officeooo:paragraph-rsid="00aea4c7" style:font-weight-asian="bold" style:font-name-complex="Tajawal ExtraLight" style:font-weight-complex="bold"/>
    </style:style>
    <style:style style:name="P214" style:family="paragraph" style:parent-style-name="Standard">
      <style:paragraph-properties fo:text-align="end" style:justify-single-word="false"/>
      <style:text-properties style:text-underline-style="none" fo:font-weight="normal" officeooo:rsid="00aea4c7" officeooo:paragraph-rsid="00aea4c7" style:font-weight-asian="normal" style:font-name-complex="Tajawal ExtraLight" style:font-weight-complex="normal"/>
    </style:style>
    <style:style style:name="P215" style:family="paragraph" style:parent-style-name="Standard">
      <style:paragraph-properties fo:text-align="center" style:justify-single-word="false"/>
      <style:text-properties style:text-underline-style="none" fo:font-weight="normal" officeooo:rsid="00aea4c7" style:font-weight-asian="normal" style:font-name-complex="Tajawal ExtraLight" style:font-weight-complex="normal"/>
    </style:style>
    <style:style style:name="P216" style:family="paragraph" style:parent-style-name="Standard">
      <style:paragraph-properties fo:text-align="center" style:justify-single-word="false"/>
    </style:style>
    <style:style style:name="P217" style:family="paragraph" style:parent-style-name="Standard">
      <style:paragraph-properties fo:text-align="end" style:justify-single-word="false"/>
      <style:text-properties officeooo:rsid="00aea4c7" officeooo:paragraph-rsid="00aea4c7" style:font-name-complex="Tajawal ExtraLight"/>
    </style:style>
    <style:style style:name="P218" style:family="paragraph" style:parent-style-name="Standard">
      <style:paragraph-properties fo:text-align="end" style:justify-single-word="false"/>
      <style:text-properties officeooo:rsid="00af3053" officeooo:paragraph-rsid="00af3053" style:font-name-complex="Tajawal ExtraLight"/>
    </style:style>
    <style:style style:name="P219" style:family="paragraph" style:parent-style-name="Standard">
      <style:paragraph-properties fo:text-align="end" style:justify-single-word="false"/>
      <style:text-properties fo:font-weight="bold" officeooo:rsid="00af3053" officeooo:paragraph-rsid="00af3053" style:font-weight-asian="bold" style:font-name-complex="Tajawal ExtraLight" style:font-weight-complex="bold"/>
    </style:style>
    <style:style style:name="P220" style:family="paragraph" style:parent-style-name="Standard">
      <style:paragraph-properties fo:text-align="center" style:justify-single-word="false"/>
      <style:text-properties officeooo:rsid="00af3053" officeooo:paragraph-rsid="00af3053" style:font-name-complex="Tajawal ExtraLight"/>
    </style:style>
    <style:style style:name="P221" style:family="paragraph" style:parent-style-name="Standard">
      <style:paragraph-properties fo:text-align="end" style:justify-single-word="false"/>
      <style:text-properties fo:font-weight="bold" officeooo:rsid="00b3509f" officeooo:paragraph-rsid="00b3509f" style:font-weight-asian="bold" style:font-name-complex="Tajawal ExtraLight" style:font-weight-complex="bold"/>
    </style:style>
    <style:style style:name="P222" style:family="paragraph" style:parent-style-name="Standard">
      <style:paragraph-properties fo:text-align="end" style:justify-single-word="false"/>
      <style:text-properties officeooo:rsid="00b3509f" officeooo:paragraph-rsid="00b3509f" style:font-name-complex="Tajawal ExtraLight"/>
    </style:style>
    <style:style style:name="P223" style:family="paragraph" style:parent-style-name="Standard">
      <style:paragraph-properties fo:text-align="end" style:justify-single-word="false"/>
      <style:text-properties fo:font-weight="bold" officeooo:rsid="00b425e5" officeooo:paragraph-rsid="00b425e5" style:font-weight-asian="bold" style:font-name-complex="Tajawal ExtraLight" style:font-weight-complex="bold"/>
    </style:style>
    <style:style style:name="P224" style:family="paragraph" style:parent-style-name="Standard">
      <style:paragraph-properties fo:text-align="end" style:justify-single-word="false"/>
      <style:text-properties officeooo:rsid="00b425e5" officeooo:paragraph-rsid="00b425e5" style:font-name-complex="Tajawal ExtraLight"/>
    </style:style>
    <style:style style:name="P225" style:family="paragraph" style:parent-style-name="Standard">
      <style:paragraph-properties fo:text-align="end" style:justify-single-word="false"/>
      <style:text-properties fo:font-weight="bold" officeooo:rsid="00b45910" officeooo:paragraph-rsid="00b45910" style:font-weight-asian="bold" style:font-name-complex="Tajawal ExtraLight" style:font-weight-complex="bold"/>
    </style:style>
    <style:style style:name="P226" style:family="paragraph" style:parent-style-name="Standard">
      <style:paragraph-properties fo:text-align="end" style:justify-single-word="false"/>
      <style:text-properties officeooo:rsid="00b45910" officeooo:paragraph-rsid="00b45910" style:font-name-complex="Tajawal ExtraLight"/>
    </style:style>
    <style:style style:name="P227" style:family="paragraph" style:parent-style-name="Standard">
      <style:paragraph-properties fo:text-align="center" style:justify-single-word="false"/>
      <style:text-properties officeooo:rsid="00b45910" officeooo:paragraph-rsid="00b45910" style:font-name-complex="Tajawal ExtraLight"/>
    </style:style>
    <style:style style:name="P228" style:family="paragraph" style:parent-style-name="Standard">
      <style:paragraph-properties fo:text-align="end" style:justify-single-word="false"/>
      <style:text-properties fo:font-weight="bold" officeooo:rsid="00b5a4ee" officeooo:paragraph-rsid="00b5a4ee" style:font-weight-asian="bold" style:font-name-complex="Tajawal ExtraLight" style:font-weight-complex="bold"/>
    </style:style>
    <style:style style:name="P229" style:family="paragraph" style:parent-style-name="Standard">
      <style:paragraph-properties fo:text-align="end" style:justify-single-word="false"/>
      <style:text-properties officeooo:rsid="00b5a4ee" officeooo:paragraph-rsid="00b5a4ee" style:font-name-complex="Tajawal ExtraLight"/>
    </style:style>
    <style:style style:name="P230" style:family="paragraph" style:parent-style-name="Standard">
      <style:paragraph-properties fo:text-align="end" style:justify-single-word="false"/>
      <style:text-properties fo:font-weight="bold" officeooo:rsid="00b693ce" officeooo:paragraph-rsid="00b693ce" style:font-weight-asian="bold" style:font-name-complex="Tajawal ExtraLight" style:font-weight-complex="bold"/>
    </style:style>
    <style:style style:name="P231" style:family="paragraph" style:parent-style-name="Standard">
      <style:paragraph-properties fo:text-align="end" style:justify-single-word="false"/>
      <style:text-properties officeooo:rsid="00b693ce" officeooo:paragraph-rsid="00b693ce" style:font-name-complex="Tajawal ExtraLight"/>
    </style:style>
    <style:style style:name="P232" style:family="paragraph" style:parent-style-name="Standard">
      <style:paragraph-properties fo:text-align="end" style:justify-single-word="false"/>
      <style:text-properties officeooo:rsid="00b89dbc" officeooo:paragraph-rsid="00b89dbc" style:font-name-complex="Tajawal ExtraLight"/>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4bec48"/>
    </style:style>
    <style:style style:name="T6" style:family="text">
      <style:text-properties fo:font-weight="normal" style:font-weight-asian="normal" style:font-weight-complex="normal"/>
    </style:style>
    <style:style style:name="T7" style:family="text">
      <style:text-properties officeooo:rsid="004f6a76"/>
    </style:style>
    <style:style style:name="T8" style:family="text">
      <style:text-properties officeooo:rsid="00513998"/>
    </style:style>
    <style:style style:name="T9" style:family="text">
      <style:text-properties fo:font-weight="bold" officeooo:rsid="0051a127" style:font-weight-asian="bold" style:font-weight-complex="bold"/>
    </style:style>
    <style:style style:name="T10" style:family="text">
      <style:text-properties officeooo:rsid="0053118d"/>
    </style:style>
    <style:style style:name="T11" style:family="text">
      <style:text-properties officeooo:rsid="00587030"/>
    </style:style>
    <style:style style:name="T12" style:family="text">
      <style:text-properties officeooo:rsid="005e6a69"/>
    </style:style>
    <style:style style:name="T13" style:family="text">
      <style:text-properties officeooo:rsid="006196dd"/>
    </style:style>
    <style:style style:name="T14" style:family="text">
      <style:text-properties fo:font-weight="normal" officeooo:rsid="0062561f" style:font-weight-asian="normal" style:font-weight-complex="normal"/>
    </style:style>
    <style:style style:name="T15" style:family="text">
      <style:text-properties officeooo:rsid="0066212c"/>
    </style:style>
    <style:style style:name="T16" style:family="text">
      <style:text-properties officeooo:rsid="006c2abc"/>
    </style:style>
    <style:style style:name="T17" style:family="text">
      <style:text-properties officeooo:rsid="006e678b"/>
    </style:style>
    <style:style style:name="T18" style:family="text">
      <style:text-properties officeooo:rsid="0079f704"/>
    </style:style>
    <style:style style:name="T19" style:family="text">
      <style:text-properties officeooo:rsid="007a7d06"/>
    </style:style>
    <style:style style:name="T20" style:family="text">
      <style:text-properties officeooo:rsid="007656db"/>
    </style:style>
    <style:style style:name="T21" style:family="text">
      <style:text-properties fo:color="#acb20c" loext:opacity="100%" officeooo:rsid="00715e22"/>
    </style:style>
    <style:style style:name="T22" style:family="text">
      <style:text-properties officeooo:rsid="007e3895"/>
    </style:style>
    <style:style style:name="T23" style:family="text">
      <style:text-properties officeooo:rsid="007d7411"/>
    </style:style>
    <style:style style:name="T24" style:family="text">
      <style:text-properties officeooo:rsid="000d93fe"/>
    </style:style>
    <style:style style:name="T25" style:family="text">
      <style:text-properties officeooo:rsid="000f022f"/>
    </style:style>
    <style:style style:name="T26" style:family="text">
      <style:text-properties officeooo:rsid="001d16fd"/>
    </style:style>
    <style:style style:name="T27" style:family="text">
      <style:text-properties officeooo:rsid="00ba6863"/>
    </style:style>
    <style:style style:name="T28" style:family="text">
      <style:text-properties fo:color="#ffffff" loext:opacity="100%"/>
    </style:style>
    <style:style style:name="T29" style:family="text">
      <style:text-properties officeooo:rsid="00bbd140"/>
    </style:style>
    <style:style style:name="T30" style:family="text">
      <style:text-properties officeooo:rsid="002119c2"/>
    </style:style>
    <style:style style:name="T31" style:family="text">
      <style:text-properties officeooo:rsid="0025b080"/>
    </style:style>
    <style:style style:name="T32" style:family="text">
      <style:text-properties officeooo:rsid="00273307"/>
    </style:style>
    <style:style style:name="T33" style:family="text">
      <style:text-properties fo:font-weight="bold" officeooo:rsid="00273307" style:font-weight-asian="bold" style:font-weight-complex="bold"/>
    </style:style>
    <style:style style:name="T34" style:family="text">
      <style:text-properties officeooo:rsid="0028f3e0"/>
    </style:style>
    <style:style style:name="T35" style:family="text">
      <style:text-properties officeooo:rsid="002a7b5f"/>
    </style:style>
    <style:style style:name="T36" style:family="text">
      <style:text-properties fo:font-weight="bold" officeooo:rsid="0028f3e0" style:font-weight-asian="bold" style:font-weight-complex="bold"/>
    </style:style>
    <style:style style:name="T37" style:family="text">
      <style:text-properties officeooo:rsid="002d1a72"/>
    </style:style>
    <style:style style:name="T38" style:family="text">
      <style:text-properties officeooo:rsid="002eb463"/>
    </style:style>
    <style:style style:name="T39" style:family="text">
      <style:text-properties style:font-style-complex="normal" style:font-weight-complex="normal"/>
    </style:style>
    <style:style style:name="T40" style:family="text">
      <style:text-properties style:font-name="Courier New" fo:font-style="normal" fo:font-weight="normal"/>
    </style:style>
    <style:style style:name="T41" style:family="text">
      <style:text-properties style:font-name="Courier New" fo:font-style="normal"/>
    </style:style>
    <style:style style:name="T42" style:family="text">
      <style:text-properties style:font-style-complex="normal"/>
    </style:style>
    <style:style style:name="T43" style:family="text">
      <style:text-properties officeooo:rsid="00367f9f"/>
    </style:style>
    <style:style style:name="T44" style:family="text">
      <style:text-properties officeooo:rsid="0031ad3c" style:font-style-complex="normal" style:font-weight-complex="normal"/>
    </style:style>
    <style:style style:name="T45" style:family="text">
      <style:text-properties officeooo:rsid="00376b4a"/>
    </style:style>
    <style:style style:name="T46" style:family="text">
      <style:text-properties officeooo:rsid="0070e8e7"/>
    </style:style>
    <style:style style:name="T47" style:family="text">
      <style:text-properties officeooo:rsid="00bde73e"/>
    </style:style>
    <style:style style:name="T48" style:family="text">
      <style:text-properties officeooo:rsid="008ef6f7"/>
    </style:style>
    <style:style style:name="T49" style:family="text">
      <style:text-properties officeooo:rsid="00829bc4"/>
    </style:style>
    <style:style style:name="T50" style:family="text">
      <style:text-properties officeooo:rsid="00c14e5f"/>
    </style:style>
    <style:style style:name="T51" style:family="text">
      <style:text-properties fo:font-variant="normal" fo:text-transform="none" fo:color="#000000" loext:opacity="100%" fo:font-size="12pt" fo:letter-spacing="normal" officeooo:rsid="0033661c" style:font-size-asian="12pt" style:font-size-complex="12pt" style:font-style-complex="normal"/>
    </style:style>
    <style:style style:name="T52" style:family="text">
      <style:text-properties fo:font-variant="normal" fo:text-transform="none" fo:color="#000000" loext:opacity="100%" fo:font-size="12pt" fo:letter-spacing="normal" style:font-size-asian="12pt" style:font-size-complex="12pt" style:font-style-complex="normal"/>
    </style:style>
    <style:style style:name="T53" style:family="text">
      <style:text-properties fo:font-variant="normal" fo:text-transform="none" fo:color="#000000" loext:opacity="100%" fo:font-size="12pt" fo:letter-spacing="normal" style:font-size-asian="12pt" style:font-size-complex="12pt" style:font-style-complex="normal" style:font-weight-complex="normal"/>
    </style:style>
    <style:style style:name="T54" style:family="text">
      <style:text-properties fo:font-variant="normal" fo:text-transform="none" fo:color="#000000" loext:opacity="100%" fo:font-size="12pt" fo:letter-spacing="normal" officeooo:rsid="008a03aa" style:font-size-asian="12pt" style:font-size-complex="12pt" style:font-style-complex="normal"/>
    </style:style>
    <style:style style:name="T55" style:family="text">
      <style:text-properties fo:font-variant="normal" fo:text-transform="none" fo:color="#000000" loext:opacity="100%" fo:font-size="12pt" fo:letter-spacing="normal" officeooo:rsid="008c46fd" style:font-size-asian="12pt" style:font-size-complex="12pt" style:font-style-complex="normal" style:font-weight-complex="normal"/>
    </style:style>
    <style:style style:name="T56" style:family="text">
      <style:text-properties officeooo:rsid="008f289f"/>
    </style:style>
    <style:style style:name="T57" style:family="text">
      <style:text-properties officeooo:rsid="0094d882"/>
    </style:style>
    <style:style style:name="T58" style:family="text">
      <style:text-properties fo:font-weight="normal" style:font-weight-asian="normal"/>
    </style:style>
    <style:style style:name="T59" style:family="text">
      <style:text-properties fo:font-variant="normal" fo:text-transform="none" fo:color="#000000" loext:opacity="100%" fo:font-size="12pt" fo:letter-spacing="normal" officeooo:rsid="0098e3df" style:font-size-asian="12pt" style:font-size-complex="12pt" style:font-style-complex="normal"/>
    </style:style>
    <style:style style:name="T60" style:family="text">
      <style:text-properties fo:font-size="12pt" officeooo:rsid="009947b5" style:font-size-asian="12pt" style:font-size-complex="12pt"/>
    </style:style>
    <style:style style:name="T61" style:family="text">
      <style:text-properties fo:font-size="12pt" fo:font-weight="bold" officeooo:rsid="009947b5" style:font-size-asian="12pt" style:font-weight-asian="bold" style:font-size-complex="12pt" style:font-weight-complex="bold"/>
    </style:style>
    <style:style style:name="T62" style:family="text">
      <style:text-properties fo:font-size="12pt" fo:font-weight="bold" officeooo:rsid="0099e293" style:font-size-asian="12pt" style:font-weight-asian="bold" style:font-size-complex="12pt" style:font-weight-complex="bold"/>
    </style:style>
    <style:style style:name="T63" style:family="text">
      <style:text-properties fo:font-size="12pt" officeooo:rsid="0099e293" style:font-size-asian="12pt" style:font-size-complex="12pt"/>
    </style:style>
    <style:style style:name="T64" style:family="text">
      <style:text-properties fo:font-size="12pt" fo:font-weight="normal" officeooo:rsid="0099e293" style:font-size-asian="12pt" style:font-weight-asian="normal" style:font-size-complex="12pt" style:font-weight-complex="normal"/>
    </style:style>
    <style:style style:name="T65" style:family="text">
      <style:text-properties fo:font-size="12pt" style:font-size-asian="12pt" style:font-size-complex="12pt"/>
    </style:style>
    <style:style style:name="T66" style:family="text">
      <style:text-properties officeooo:rsid="009db87d"/>
    </style:style>
    <style:style style:name="T67" style:family="text">
      <style:text-properties officeooo:rsid="009e54c6"/>
    </style:style>
    <style:style style:name="T68" style:family="text">
      <style:text-properties officeooo:rsid="009f48d9"/>
    </style:style>
    <style:style style:name="T69" style:family="text">
      <style:text-properties style:text-underline-style="none" fo:font-weight="bold" officeooo:rsid="002d1a72" style:font-weight-asian="bold" style:font-weight-complex="bold"/>
    </style:style>
    <style:style style:name="T70" style:family="text">
      <style:text-properties officeooo:rsid="00ad40a5"/>
    </style:style>
    <style:style style:name="T71" style:family="text">
      <style:text-properties officeooo:rsid="00a1275e"/>
    </style:style>
    <style:style style:name="T72" style:family="text">
      <style:text-properties officeooo:rsid="00a385de"/>
    </style:style>
    <style:style style:name="T73" style:family="text">
      <style:text-properties officeooo:rsid="00a47c7d"/>
    </style:style>
    <style:style style:name="T74" style:family="text">
      <style:text-properties fo:font-weight="normal" officeooo:rsid="00a501e0" style:font-weight-asian="normal" style:font-weight-complex="normal"/>
    </style:style>
    <style:style style:name="T75" style:family="text">
      <style:text-properties fo:font-weight="bold" style:font-weight-asian="bold" style:font-name-complex="Tajawal ExtraLight" style:font-weight-complex="bold"/>
    </style:style>
    <style:style style:name="T76" style:family="text">
      <style:text-properties style:font-name-complex="Tajawal ExtraLight"/>
    </style:style>
    <style:style style:name="T77" style:family="text">
      <style:text-properties officeooo:rsid="00a87a3b"/>
    </style:style>
    <style:style style:name="T78" style:family="text">
      <style:text-properties officeooo:rsid="00aa50e5"/>
    </style:style>
    <style:style style:name="T79" style:family="text">
      <style:text-properties officeooo:rsid="00af3053"/>
    </style:style>
    <style:style style:name="T80" style:family="text">
      <style:text-properties officeooo:rsid="00b693ce"/>
    </style:style>
    <style:style style:name="T81" style:family="text">
      <style:text-properties officeooo:rsid="00b0ecb2"/>
    </style:style>
    <style:style style:name="T82" style:family="text">
      <style:text-properties officeooo:rsid="00af38a3"/>
    </style:style>
    <style:style style:name="T83" style:family="text">
      <style:text-properties officeooo:rsid="00b425e5"/>
    </style:style>
    <style:style style:name="T84" style:family="text">
      <style:text-properties style:language-complex="ar" style:country-complex="SA"/>
    </style:style>
    <style:style style:name="T85" style:family="text">
      <style:text-properties officeooo:rsid="00b89d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ا ن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5">ط</text:span>ريق مالك عن ابن شهاب عن انس بلفظ [لاتباغضوا ولا تحاسدوا وكونوا عباد الله أخوانا <text:span text:style-name="T5">ولايحل لمسلم ان يهجر أخاه فوق ثلاث ليال]</text:span></text:p>
      <text:p text:style-name="P19">- <text:span text:style-name="T5">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6"/></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7">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8">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text:span text:style-name="T2">صحيح لطرقه </text:span></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9">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0">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1">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2">الطبي عن ابي هريرة به وا</text:span><text:span text:style-name="T13">خ</text:span><text:span text:style-name="T12">رجه الترمذي (413) والنسائي (4</text:span><text:span text:style-name="T13">6</text:span><text:span text:style-name="T12">5)</text:span><text:span text:style-name="T13">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6">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39"><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p>
      <text:p text:style-name="P40"><text:span text:style-name="T6">وله شاهد عند مسلم (41) من طريق الوليد بن مسلم عن حمران عن عثمان </text:span><text:span text:style-name="T14">بلفظ "من مات وهو يعلم أنه لا إله إلا الله دخل الجنه "</text:span></text:p>
      <text:p text:style-name="P40"><text:span text:style-name="T14"/></text:p>
      <text:p text:style-name="P41">42 – <text:span text:style-name="T15">صحيح </text:span></text:p>
      <text:p text:style-name="P42">رواه احمد (15785) والبوجيري في اتحاف المهرة بزوائد المسانيد العشرة (151) وابن المبارك في الزهد والرقائق (919) منطرق عن يحيي بن ابي كثير عن هلال بن ابي ميمونه عن عطاء بن يسار عن رفاعة الجهني مرفوعا به</text:p>
      <text:p text:style-name="P42">ورواه البخاري (1236) من طريق عن موسي بن اسماعيل عن مهدي بن ميمون عن واصل الأهدب عن المعروق بن سويد عن ابي ذر الغفاري بلفظ "انه من مات من امتي لا يشرك بالله شيئا دخل الجنه قلت وإن زني وإن سرق قال وإن زني وإن سرق" واخرجه مسلم (28) من طريق خالد الحزاء عن الوليد بن مسلم عن حمران عن عثمان بلفظ" من مات وهو يعلم انه لا إله الا الله دخل الجنه"</text:p>
      <text:p text:style-name="P42"/>
      <text:p text:style-name="P43">43 – صحيح</text:p>
      <text:p text:style-name="P42">اخرجه البخاري (1186) والنسائي في السنن الكبري (10881) وابن خزيمه (1560) من طرق عن الزهري عن محمود بن الربيع عن عثبان بن مالك به </text:p>
      <text:p text:style-name="P42"><text:soft-page-break/></text:p>
      <text:p text:style-name="P43">44 – صحيح</text:p>
      <text:p text:style-name="P42">اخرجه الترمذي (3375) وابن ماجه (3793) واحمد (27 172) وابن حبان (814) والحاكم في المستدرك (1755) من طرق عن عمرو بن فيس عن عبدالله بن بشر به.</text:p>
      <text:p text:style-name="P42"/>
      <text:p text:style-name="P43">45 – صحيح </text:p>
      <text:p text:style-name="P42">اخرجه مسلم (2702) والترمذي (3378) وابن ماجه (3791) من طرق عن ابي إسحاق السبيعي عن الأغر بن عبدالله عن ابي هريرة وابي سعيد به.</text:p>
      <text:p text:style-name="P42"/>
      <text:p text:style-name="P43">46 – صحيح لطرقه</text:p>
      <text:p text:style-name="P42">أخرجه بن حبان من طريق المقبري عن إسحاق مولي عبدالله بن الحارث عن ابي هريرة به وفيه إسحاق مقبول وذكره الدارقطني في علله (1473) من طريق المقبري عن إيحاق ولي عبدالله بن الحارث عن ابي هريرة به </text:p>
      <text:p text:style-name="P42">وأخرجه احمد (9884) والترمذي (3380) من طريق سفيان الثوري عن صالح مولي التؤمه عن ابي هريرة وفيه صالح مولي التؤمه صدوق اختلط </text:p>
      <text:p text:style-name="P42">وأخرجه احمد (9649) وابو داورد (4855) من طريق ابي صالح السمان عن ابي هريرة</text:p>
      <text:p text:style-name="P42"/>
      <text:p text:style-name="P44">47 - <text:s/><text:span text:style-name="T16">صحيح لطرقة دون لفظه "إن شاء عفا عنهم وإن شاء اخذهم بها"</text:span></text:p>
      <text:p text:style-name="P45">رواه ابو داود (4973) وابن حبان (847) من طرق عن المقبي عن ابي هريرة به </text:p>
      <text:p text:style-name="P45">ورواه النسائي في الكبري (10345) واحمد (9583) من طرق عن ابن ابي ذئب عن سعيد المقبري عن اسحاق مولي عبدالله بن الحارث عن ابي هريرة به <text:s/>وفيه إسحاق مولي عبدالله بن الحارث مقبول-</text:p>
      <text:p text:style-name="P45">ورواه احمد (10680)* من طريق حماد بن سلمه عن سهيل بن ابي صالح عن ابي صالح عن ابي هريرة بلفظ "”ماجلس قوم فتفرقوا من غير ذكر إلا قاموا علي مثل جيفة حمار"</text:p>
      <text:p text:style-name="P45"/>
      <text:p text:style-name="P46">48 – إسناده ضعيف وصح بمتن مختصر</text:p>
      <text:p text:style-name="P45">رواه ابن خزيمه (1677) وابن حبان (14: 436) من طرق عن مبارك بن نضاله عن الحسن عن انس بن مالك به ورواه الترمذي (3627) والدارمي (41) من طرق عن عمر بن يونس عن عكرمه بن عمار عن إسحاف بن ابي طلحه عن انس بن مالك به </text:p>
      <text:p text:style-name="P45">ورواه البخاري (918) من طريق يحييي بن سعيد عن حفص بن عبيدالله بن انس عن حابر بن عبدالله بلفظ "كان جزع يقوم إليه النبي صلي الله عليه وسلم فما وضع له المنبر سمعنا للجزع مثل أصوات العشار حتي نزل النبي صلي الله عليه وسلم فوضع يده عليه.</text:p>
      <text:p text:style-name="P45"/>
      <text:p text:style-name="P46">49 - <text:s/><text:span text:style-name="T17">صحيح دون لفظه فيلقل..</text:span></text:p>
      <text:p text:style-name="P47">اخرجه ابن ماجه (907) واحمد (15379) وابو داود الطيالسي (1238) وابن الجعد (896) من طرق عن شعبه عن عاصم بن عبيدالله عن عبدالله بن عامر بن ربيعه عن ابيه به </text:p>
      <text:p text:style-name="P47">وله شاهد عند مسلم (410) وابو داواد (1530) والترمذي(485) من طرق عن اسماعيل بن جعفر عن العلاء بن عبدالرحمن عن ابيه عن ابي هريرة بلفظ <text:s/>" من صلي علي واحده صلي الله عليه عشرة"</text:p>
      <text:p text:style-name="P47"/>
      <text:p text:style-name="P48">50 – إسناده ضعيف وله شاهد صحيح بالفقرة الأخيرة</text:p>
      <text:p text:style-name="P49">رواه النسائي (1283) واحمد (15926) والدارمي (2773) وابن حبان (915) والحاكم (50) من طرق عن حماد بن سلمه عن ثابت البنائي عن سليمان مولي الحسن بن علي عن عبدالله بن ابي طلحه عن ابيه به</text:p>
      <text:p text:style-name="P49"><text:s/>وله شاهد عند مسلم (410) بلفظ " من صلي علي واحدة صل الله عليه عشرًا"</text:p>
      <text:p text:style-name="P49"/>
      <text:p text:style-name="P50">51 – إسناده حسن</text:p>
      <text:p text:style-name="P49">رواه النسائي في الصغري (1282) واحمد (3657) والدارمي (2774) والبيهقي في شعب الإيمان (1582) من طرق عن سفيان الثوري عن عبدالله بن السائب عن زادان الكندي عن عبدالله بن مسعود به وفيه زادان صدوق.</text:p>
      <text:p text:style-name="P49"/>
      <text:p text:style-name="P50">52 – صحيح دون زيادة "ساه ولا لاه"</text:p>
      <text:p text:style-name="P49">رواه مسلم (237) من طريق ربيعه بن يزيد عن ابي ادريس الخولاني عن عقبه بن عامر بلفظ "مامن مسلخ يتوضأ فيحسن الوضوء ثم يقوم فيصلي ركعتين مقبل عليها بقلبه وروحه إلا وجبت له الجنه "</text:p>
      <text:p text:style-name="P49"><text:soft-page-break/>ورواه النسائي في الصفري (151) من طريق ربيعه بن يزيد عن ابي ادريس الخولاني عن جبير بن نفير عن عقبة بن عامر به </text:p>
      <text:p text:style-name="P49">وله شاهد عند البخاري (160) ومسلم (227) من طرق عن ابن شهاب عن عطاء بن يزيد عن حمران عن عثمان بلفظ مختلف.</text:p>
      <text:p text:style-name="P49"/>
      <text:p text:style-name="P50">53 – ضعيف ولبعض فقراته شواهد</text:p>
      <text:p text:style-name="P49">رواه الترمذي (385) واحمد (18029 وأبي يعلي (6738) من طرق عن ليث بن سعد عن عبدربه بن سعيد عن ربيعه بن الحارث عن الفضل بن العباس به </text:p>
      <text:p text:style-name="P49">ولهخ شاهد عند احمد (5084) من طريق محمد بن عبدالله بن الزبير عن عبدالعزيز بن ابي رواد عن نافع عن ابن عمر بلفظ "صلاه الليل مثني مثني تسلم في كل ركعتين فإذا خفت الصبح فصل ركعه توتر لك ماقبلها"</text:p>
      <text:p text:style-name="P51"/>
      <text:p text:style-name="P51"><text:s/>54 – ضعيف</text:p>
      <text:p text:style-name="P52">أخرجه ابو داود (945) والترمذي (379) والنسائي (537) واحمد (21332) من طرق عن الزهري عن ابي الخوص عن ابي ­ذر مرفوعا بنحوه </text:p>
      <text:p text:style-name="P52">وفيه ابو الأخوص وهو <text:span text:style-name="T18">مقبول ولم يتابع </text:span></text:p>
      <text:p text:style-name="P52"/>
      <text:p text:style-name="P53">55 – صحيح موقوفا </text:p>
      <text:p text:style-name="P54">أخرجه أبو داود (909) والنسائي (532) واحمد (21508) والحاكم (_862) من طرق عن يونس عن يزيد عن الزهري عن ابي الخوص عن ابي ذر مرفوعا. وفيه ابو الاحوص وهو مقبول ولم يتابع </text:p>
      <text:p text:style-name="P54">وأخرجه الطبراني في الكبير (9345) عن عبدالله بن مسعود موقوفًا.</text:p>
      <text:p text:style-name="P54"/>
      <text:p text:style-name="P53">56 – ضعيف </text:p>
      <text:p text:style-name="P54">أخرجه ابو داود (1466) والترمذي (2923) والنسائي (1096) و (1326) من طرق عن ابن ابي مليكه عن يعلي بن مملك عن ام سلمه مرفوعا بنحوه </text:p>
      <text:p text:style-name="P54">وفيه يعلي بن مملك وهو مقبول ولم يتابع </text:p>
      <text:p text:style-name="P53"/>
      <text:p text:style-name="P53">57 – صعيف الإسناد </text:p>
      <text:p text:style-name="P54">أخرجه احمد (24875) وايو يعلي (4842) والترمذي (3588) من طرق عن ابن لهيعة ويحيي بن ايوب كلاهما عن زياد بن نعيم الحضرمي عن مسمل بن مخراق عن عائشة مرفوعًا بنحوه .</text:p>
      <text:p text:style-name="P53"/>
      <text:p text:style-name="P53">58 <text:s/>- صحيح </text:p>
      <text:p text:style-name="P54">اخرجه البخاري (73) والترمذي (1936) من طرق عن الزهري بن سالم عن ابيه (عبدالله بن عمر ) مرفوعًا بنحوه </text:p>
      <text:p text:style-name="P54">واخرجه البخراي (73) وابن ماجه (4208) من طرق عن اسماعيل بن ابي خالد عن <text:span text:style-name="T19">قييس</text:span> بن ابي حازم <text:s/><text:span text:style-name="T19">عن ابن مسعود مرفوعا </text:span></text:p>
      <text:p text:style-name="P55">وأخرجه احمد (10214) عن شعبه عن الأعمش عن ذكران عن ابي هريرة مرفوعًا </text:p>
      <text:p text:style-name="P56"/>
      <text:p text:style-name="P57">59 – صحيح</text:p>
      <text:p text:style-name="P58">أخرجه البخاري (73 / 41 71 / 1409) ومسلم (816) والنسائي في الكبري (5809) وابن ماجه (4208) واحمد (3651) وغيرهم من طرق عن إسماعيل بن ابي خالد عن قيس بن ابي حازم عن ابن مسعود مرفوعًا واخرجه أبو داود الطيالسي (367) قال: حدثنا المسعودي عن فيس بن مسلم عن طارق بن شهاب عن ابن مسعود مرفوعًا .</text:p>
      <text:p text:style-name="P58"/>
      <text:p text:style-name="P57">60 – إسناده ضعيف </text:p>
      <text:p text:style-name="P58">أخرجه النسائي في الكبري (1307) واخمد (15724/ 15726) وابن ابي عاصم في الآحاد والمثاني (2422) وابن قانع في معجم الصحابه وابن ابو نعيم في معرفة الصحابه (3750) من طرق عن يونس عن الزهري عن السائب بن يزي مرفوعًا </text:p>
      <text:p text:style-name="P58">وفيه يونس بن يزيد وهو ثقة إلا أن في روايته عن الزهري وهما قليلا وأ×رجه ابو نغيم في معرفة الصحابه (6158) عن النعمان بن راشد الجزري عن الزهري عن السائد بن يزيد مرفوعًا وفيه النعمان بن راشد وهو ضعيف .</text:p>
      <text:p text:style-name="P57"><text:soft-page-break/></text:p>
      <text:p text:style-name="P57"><text:s/><text:span text:style-name="T20">61 – حسن لطرقة </text:span></text:p>
      <text:p text:style-name="P59">أخرجه أحمد (14746) عن ابن لهيعة عن أبي الزبير عن جابر مرفوعًا، وبن لهيعة ضعيف، وابو الزبير صدوق يدلس </text:p>
      <text:p text:style-name="P59">وأخرجه مسلم (2757) عن معقل بنت ابي الزبير عن جابر مرفوعًا </text:p>
      <text:p text:style-name="P59">وأخرجه مسلم (757) زاحمد (14355) أبو يعلي (1911/ 2281) وابن حبان (2561) من طرق عن الأعم عن أبي سفيان عن جابر مرفوعًا وفيه الأعمش ثقة حافظ لكنه يدلس وقد عنعن ولم يصدح بالتحديث.</text:p>
      <text:p text:style-name="P59"/>
      <text:p text:style-name="P60">62 – اسانيدة ضعيفة (صحيح لشواهدة)</text:p>
      <text:p text:style-name="P59">أخرجه النسائي في الكبري (1310) وأ؛مد (2155) من طرق عن عوف الأعرابي عن المهاجر <text:s/>أبي خالد عن أبي العاليه عن أبي مسلم عن أبي ذر مرفوعًا وفيه المهاجر بن ابي خالد وهو ضعيف وأبو العاليه ثقة كثير الإرسال وأ[و مسلم مجهول </text:p>
      <text:p text:style-name="P59">وأخرجه النسائي في السنن الكبري (4411) وفيه أهبان ابن امرأة ابي ذر وهو مجهول </text:p>
      <text:p text:style-name="P59">وله شواهد عن ابي هريرة مرفوعًا كما عند مسلم 1163 وأبي داود (2429) والنسائي (1613) والترمذي (438) وأحمد (8026، 8358) وغيرهم </text:p>
      <text:p text:style-name="P59"/>
      <text:p text:style-name="P60">63 – صحيح </text:p>
      <text:p text:style-name="P59">أخرجه بن ماجه (287) وأخمد (7412) وغيرهم من طرق عن سعيد المقبري عن ابي هريرة مرفوعًا </text:p>
      <text:p text:style-name="P59">وأخرجده البخاري (7240، 2887) ومسلم (252) وأبو داود (46) والمسائي (7، 534) واحمد (7339) ومالك (114) من طرق عن عبدالرحمن بن هرمز (الأعرج) عن أبي هريرة مرفوعًا </text:p>
      <text:p text:style-name="P59">وأخرجه الترمذي (22) وأخمد (7853) من طرق عن عبدة بن سليمان عن محمد بن عمرو عن أبي سلمه عن أ[ي هريرة مرفوعًا </text:p>
      <text:p text:style-name="P59">وله شاهد عن زيد بن خالد الجهني مرفوعًا و أبي داود (47) والترمذي (23) وأحمد(17032) وغيرهم وفيه محمد بن إسحاق وهو صدوق يدلس وقد عنعن، وكما عند البزار (3766) وفيه أبو عمرة وهو ضعيف .</text:p>
      <text:p text:style-name="P59"/>
      <text:p text:style-name="P60">64 – حديث منكر</text:p>
      <text:p text:style-name="P59">أخرجه ابن حبان 1551 عن ابن المبراك عن الحسن بن ذكران (وهو ضعيف يدلس) عن سليمان الأحول عنم عطاء بن أبي رباح عن ابن عمر مرفوعًا وعطاء بن أبي رباح لم يسمع من ابن عمر </text:p>
      <text:p text:style-name="P59">وأخرجه القاسم بن سلا مفي الطهور (70) والطبراني في الكطبير (3620) وفي مسند الشاميين (2552) والعقيلي في الضعفاء الكبير (3/ 362) من طرق عن عاصم بن علي عن إسماعيل بن عياش عن العباس بن عتبة (وهذا لايصح هديته ) عن طاء بن ابي رباح عن ابن عمر مرفوعًا.</text:p>
      <text:p text:style-name="P59"/>
      <text:p text:style-name="P61"><text:span text:style-name="T2">65 – إسناده ضعيف </text:span></text:p>
      <text:p text:style-name="P61">رواه أحمد (431/5) من طريق سليمان التيمي عن رجل مبهم </text:p>
      <text:p text:style-name="P61">ذكر <text:s/>بن حجر في الإصابة قول ابن عبدالالبر: لم يسمع سليمان من عبيد بينهم رجل </text:p>
      <text:p text:style-name="P61">ثم قال: ولعل هذه الطرق هي التي أشار إليها البخاري بقوله مرسل، وظن ابن الساكن الإرسال بين عبيد والنبي صلي الله عليه وسلم فقال لأجل ذلك لاتثت صحته.</text:p>
      <text:p text:style-name="P61"/>
      <text:p text:style-name="P62">66- إسناده ضعيف </text:p>
      <text:p text:style-name="P63">رواه أحمد (58/6) واو داود (1303) والنسائي في الكبري (390) وابن الأعرابي في معجمه (534) من طرثق عن مالك بن مغول عن مقاتل بن بشير العجيلي قال الذهبي ففي الميزان: لا يعرف وقال ابن حجر في التقريب مقبول، لم يروي عنه إلا مالك بن مغول </text:p>
      <text:p text:style-name="P63"/>
      <text:p text:style-name="P63"><text:span text:style-name="T2">67 – إسناده ضعيف: فيه ابن لهيعة</text:span> </text:p>
      <text:p text:style-name="P63">رواه أحمد (24009/12) ولاكربراني في لاعجم الكبير (5481) قال البخاري في التاريخ الكبير (50/4) وقال سعد بن المنذر يذكر له صحبة بعد في أهل المدينه وديثه ليس من وجه صحيح .</text:p>
      <text:p text:style-name="P63"><text:soft-page-break/></text:p>
      <text:p text:style-name="P59"/>
      <text:p text:style-name="P64"><text:span text:style-name="T21">إكمال الناقص </text:span><text:s/></text:p>
      <text:p text:style-name="P65"/>
      <text:p text:style-name="P66">70 – ضعيف الإسناد </text:p>
      <text:p text:style-name="P67">اخرجه ابو داود <text:span text:style-name="T22">( 1157) واحمد (23020) <text:s/>و (23038) من طرق عن ابرهيم التوعي عن سهم بن منجاب عن فزعة بن يحييي عن القرقع الضبي عن ابي ايوب النصاري مرفوعًا بنحوه </text:span></text:p>
      <text:p text:style-name="P67"/>
      <text:p text:style-name="P68">71 – صحيح </text:p>
      <text:p text:style-name="P69">أخرجه ابو داود (1479) والترمذي (2969) والنسائي (11400) وبن ماجه (3828) واحمد (17888) من طرق عن منصور بن النضر والأعمش كلاهما عن ذر بن عبدالله ن ذرارة عن يسيع بن معذان عن النعمان بن بشير مرفوعًا بنحوه </text:p>
      <text:p text:style-name="P68"/>
      <text:p text:style-name="P68">72 – حديث مضطرب </text:p>
      <text:p text:style-name="P69">أخرجه ابو داود (796) والنسائي (614) وابن ابي شيبه واحمد (18495) والطياليس (685) وابن شيب ه(436) والحميدي (145) من طرق عن سعيد بن ابي سعيد المقبري واضطرب فيه سعيد ابيه فرواه عن عبدالرحمن بن عنمه عن رجل ومره إسقط الرجل ارتعتم عن عمار بن ياسر مرفوعا بنحوه </text:p>
      <text:p text:style-name="P68"/>
      <text:p text:style-name="P68">73 – حسن </text:p>
      <text:p text:style-name="P69">أخردجه ابو داود (547) والنسائي (444:1) واحمد (21202) من طرق عن زائدة بن قدامه عن السائب بن حبيبش عن معدان بن طلحة عن ابو الدرداء مرفوعًا بنحوه </text:p>
      <text:p text:style-name="P68"/>
      <text:p text:style-name="P68">74 – صحيح </text:p>
      <text:p text:style-name="P69">اخرجه البخاري (1903) عن ادم بن اباس بدون لفظه (الجهل) و (6057) عن احمد بن يونس </text:p>
      <text:p text:style-name="P69">وابو داود (2362) والترمذي (707) واحمد (10562) من طرق عن ابن ابي ذئب عن المقبري عن ابيه عن الزهخري عن عبدالله بن ثعلبه كلاهما عن ابي هريرة مرفوعًا به</text:p>
      <text:p text:style-name="P68"/>
      <text:p text:style-name="P68">75 – إسناده حسن </text:p>
      <text:p text:style-name="P69">أخرجه النسائي (3481) وابن ماجه (1690) واحمد (9392) و(8639) <text:span text:style-name="T23">وابو يعلي (6551) من طرق عن عبدالرحمن بن ابي الزناد واسامه بن زيد اليثي عن سعيد بن ابي سعيد المقبري </text:span></text:p>
      <text:p text:style-name="P70">وعن عمر بن ابي عمرو القرشي عن ابي سعيد المقبري كلاهما المقبري وابن عن ابي هريرة مرفوعًا بنحوة</text:p>
      <text:p text:style-name="P71"/>
      <text:p text:style-name="P71">76 –صحيح </text:p>
      <text:p text:style-name="P70"><text:s/>اخرجه البخاري (1897) و (3216) ومسلم (1027) والترمذي (3674) والنسائي (2231) واحمد (7577) من طرق عن الزهري وابي سلمه كلاهما عن ابي هريرة مرفوعًا بنحوه </text:p>
      <text:p text:style-name="P71"/>
      <text:p text:style-name="P2">77 – متفق عليه</text:p>
      <text:p text:style-name="P72">رواه مسلم (783) وأحمد (6/165) من طريق القاسم بن محمد ورواه البخاري (6462<text:span text:style-name="T24">،</text:span>6464<text:span text:style-name="T24">،</text:span>6465) وأبوداود (1368).</text:p>
      <text:p text:style-name="P72">والحديث له ألفاظ كثيرة مروية عن عائشة "رضي الله عنها"</text:p>
      <text:p text:style-name="P72"/>
      <text:p text:style-name="P73">78 – إسناده ضعيف جدا:</text:p>
      <text:p text:style-name="P74">يحيى بن عبيدالله بن موهب هو وأبوه ضعيفان جدا، قال أحمد: أحاديثة مناكير ولايعرف هو ولاأبوه.</text:p>
      <text:p text:style-name="P74">وللحديث شواهد : <text:span text:style-name="T24">حديث عبدالله بن بسر: أن أعربيًا قال: يارسول الله من خير الناس ؟ قال "من طال عمره وحسن عمله" رواه الترمذي (2329) وقال :هذا حديث حسن غريب من هذا الوجه.</text:span></text:p>
      <text:p text:style-name="P75">ورواه بن ماجه(3793) اخرجاه طريق زيد بن الحباب عن معاوية بن صالح عن عمرو بن قيس فذكره.</text:p>
      <text:p text:style-name="P75">وحديث أبي بكرة لانفيع <text:s/>بن الحارث" رواه أحمد (49،47،44/5) <text:span text:style-name="T25">من طرق عن الحسن البصري، ولا يحتج برواية الحسن عن ابي بكرة، إلا إذا صرح بالسماع من طريق ثابت.</text:span></text:p>
      <text:p text:style-name="P76">وله متابع عبدالرحمن بن أبي بكره عن أبيه، ولكن جاء من رواية على بن زيد بن جدعان وهو ضعيف.</text:p>
      <text:p text:style-name="P76"/>
      <text:p text:style-name="P77"><text:soft-page-break/>79 – إسناده صحيح</text:p>
      <text:p text:style-name="P78">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78"/>
      <text:p text:style-name="P77">80 – متفق عليه.</text:p>
      <text:p text:style-name="P78">رواه البخاري (660-1423-6806) ومسلم (1031) والترمذي (2391) والنسائي(5380) وأحمد (439/2) وبن حبان (4486 – 7338) وأبي داود الطيالسي (2584) ورواه مالك(1591)</text:p>
      <text:p text:style-name="P78">بطرق عن خبيب بن عبدالرحمن عن حفص بن عاصم بن عمر عن أبي هريرة .</text:p>
      <text:p text:style-name="P78">قال أبو حاتم في علل الحديث(2729) لم يضبط حماد، فأدخل فيه الشك، وتخلص، والصحيح عن خبيب عن حفص عن أبي هريرة عن النبي صلي الله عليه وسلم.</text:p>
      <text:p text:style-name="P79"/>
      <text:p text:style-name="P80">81 – صحيح</text:p>
      <text:p text:style-name="P79">رواه البخاري (2686 – 2493) والترمذي (2173) وأحمد (297/4 – 298) والحميدي (946)وابن حبان (297-298) والبراز(3298) بطرق عن الشعبي عن النعمان بن بشير.</text:p>
      <text:p text:style-name="P79"/>
      <text:p text:style-name="P80">82 – صحيح لغيره.</text:p>
      <text:p text:style-name="P79">فيه يحيى بن عبيدالله بن عبدالله بن موهب عن ابيه ضعيفان لايحتج بهما.</text:p>
      <text:p text:style-name="P79">قال أحمد: أحاديثه مناكير ولا يعرف هو ولا ابوه.</text:p>
      <text:p text:style-name="P79">أما أصل الحديث في الصحيحن رواه البخاري(6490) ومسلم(2963) والحميدي(1097) والترمذي (2682) وابن ماجه (4142) وأحمد (243/2) وبن حبان في صحيحه (712) وأبو يعلي(6261).</text:p>
      <text:p text:style-name="P79"/>
      <text:p text:style-name="P81">83 – صحيح لغيره. دون لفظه أو تسعي من عافية .</text:p>
      <text:p text:style-name="P82">إسناده ضعيف فيه يحيي عبيدالله عن أبيه وهما ضعيفان احاديثما منكرة <text:s/>رواه البخاري (6463-5673) ومسلم (2816) وابن ماجه (4201) واحمد (2/ 235 – 264 – 343 – 390 – 326 – 466 -473 – 495)</text:p>
      <text:p text:style-name="P82">وابو يعلي (1775 – 6594 – 6243) وابن حبان (348 -660)</text:p>
      <text:p text:style-name="P82"/>
      <text:p text:style-name="P81">84 – صحيح لغيره. </text:p>
      <text:p text:style-name="P82">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82">وراه مسلم (1017) والترمذي (2675) والنسائي (2554) وابن ماجه (203) وأحمد (جـ4/ 358 -360 -361 – 362) والدارمي (541) والحميدي (824) من طرق عن جرير بن عبدالله.</text:p>
      <text:p text:style-name="P82">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78"/>
      <text:p text:style-name="P83">85- صحيح </text:p>
      <text:p text:style-name="P84">وراه البخاري (529 – 530) والترمذي (2447) وأحمد(100/3) وأبو يعلي (3330 – 4184 – 4149) ومصنف ابن أبي شيبة (37291) جمعهم من طرق عن أنس بن مالك من قوله.</text:p>
      <text:p text:style-name="P84"/>
      <text:p text:style-name="P85">86 – صحيح </text:p>
      <text:p text:style-name="P86">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86"/>
      <text:p text:style-name="P85">87 – صحيح</text:p>
      <text:p text:style-name="P86">رواه مسلم (867) وأبوداود(2954) والترمذي(1578) وابن ماجه(2416) وعبدالرازق (15262) وأحمد (310 – 310 /3) والدارمي (217) من طرق عن جعفر بن محمد الصادق عن محمد بن علي عن جابر بن عبدالله . وفي <text:soft-page-break/>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86"/>
      <text:p text:style-name="P87"/>
      <text:p text:style-name="P88">88 – إسناده ضعيف</text:p>
      <text:p text:style-name="P87">راه الترمذي (2191)، وابن ماجه (2873) والحميدي (769) ومصنف عبدالرزاق (2085) ومسند عبد بن حميد (864) وأبو يعلي <text:s/>(1101).</text:p>
      <text:p text:style-name="P87">من طرق عن علي بن زيد. قال أحمد وابن معين وغيرهم ضعيف </text:p>
      <text:p text:style-name="P87">- والحديث له فقرات صحيحه من طرق أخري عند مسلم (1738) وغيره <text:span text:style-name="T26">بقوله "لكل غادر لواد يوم القيامة".</text:span></text:p>
      <text:p text:style-name="P87"><text:s/></text:p>
      <text:p text:style-name="P89">89 – صحيح لغيره</text:p>
      <text:p text:style-name="P90">قيه ابو المهزم وهو ضعيف ضعفة أبو حاتم والنسائي ويحي بن معين، وقال فيه بن حجر متروك .</text:p>
      <text:p text:style-name="P90">وله طرق أخري منها مارواه مسلم (2954) واحمد (369/2) والحميدي (1134) وأبو يعلي (6271) منه طرق عن ابي الزناد عن الاعرج عن ابي هريرة مرفوعا، بألفاظ متقاربة.</text:p>
      <text:p text:style-name="P90"/>
      <text:p text:style-name="P89">90 – إسناده ضعيف</text:p>
      <text:p text:style-name="P91">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91"/>
      <text:p text:style-name="P92">91 – إسناده صحيح</text:p>
      <text:p text:style-name="P93">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92">92 -متفق عليه</text:p>
      <text:p text:style-name="P93">رواه البخاري (7382 -4812-6519) ومسلم (2787) وابن ماجه (192) واحمد (374/2) والنسائي في الكبري (7645) وابو يعلي (5850).</text:p>
      <text:p text:style-name="P93"/>
      <text:p text:style-name="P92">93 – إسناده ضعيف</text:p>
      <text:p text:style-name="P93">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93"/>
      <text:p text:style-name="P94">94 – متفق عليه</text:p>
      <text:p text:style-name="P95">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95"/>
      <text:p text:style-name="P96">95 – <text:span text:style-name="T27">صحيح </text:span></text:p>
      <text:p text:style-name="P97"><text:span text:style-name="T28">رواه مسلم (2864) والترمذي (2421) وأحم (3/6) وابن أبي شيب (490) وابن حبان (7330) قال أبو حاتم: هذا خطأ إنما هوة مقدام بن مس كرب , وسليم بن عامر لم يدرك المقداد بن الأسو</text:span>د.</text:p>
      <text:p text:style-name="P98"/>
      <text:p text:style-name="P95"><text:span text:style-name="T2">96-إسناده ضعيف</text:span>: فيه (<text:span text:style-name="T29">رش</text:span>دين بن سعد وهو ضعيف)</text:p>
      <text:p text:style-name="P99">رواه احمد (2/174) وابو نعيم في الحله (161) والطبراني في الكبر (88) والحاكم في المستدرك (236) من طرق عن حيي بن عبدالله المعافري وهو ضعيف.</text:p>
      <text:p text:style-name="P100"/>
      <text:p text:style-name="P101">97 – متفق عليه</text:p>
      <text:p text:style-name="P102"><text:span text:style-name="T30">رواه البخاري (6533 – 6864) ومسلم (3178) والترمذي (1454 – 1455) والنسائي (4026 – 4027 – 4028) </text:span><text:span text:style-name="T31">والترمذي (1454) وبن ماجه (2617-2615) وغيرهم من طرق عن ابي وائل عن عبدالله بن مسعود مرفوعا، وروي موقوفا.</text:span></text:p>
      <text:p text:style-name="P102"/>
      <text:p text:style-name="P103">98 - إسناده ضعيف.</text:p>
      <text:p text:style-name="P104"><text:soft-page-break/>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104">وإسماعيل بن مسلم منكر الحديث قال الترمذي: يضعف الحديث من قبل حفظة، وفي الباب عن ابي هريرة و ابي سعيد الخدري.</text:p>
      <text:p text:style-name="P102"/>
      <text:p text:style-name="P103">99 <text:s/>- متفق عليه.</text:p>
      <text:p text:style-name="P105"><text:span text:style-name="T31">رواه البخاري (4939-103-6536) </text:span><text:span text:style-name="T32">ومسلم (2876) وأبو داود (2691) والترمذي (2596 – 3617) واحمد (جـ6 /47-91-108-206-185) ومسند أبي سعلي (4453) من طرق عن ابن ابي ملكية عن عائشة.</text:span></text:p>
      <text:p text:style-name="P105"/>
      <text:p text:style-name="P106">100 - إسناده صحيح</text:p>
      <text:p text:style-name="P107">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107">قال الترمذي: حسن غريب ، قال الحاكم: حديص صحيح لم يخرج في الصحيحين وهو علي <text:s/>شرط مسلم.</text:p>
      <text:p text:style-name="P105"/>
      <text:p text:style-name="P108"><text:span text:style-name="T33">101 – متفق عليه </text:span><text:span text:style-name="T32"><text:line-break/>رواه البخاري (4712-3162) ومسلم (194) </text:span><text:span text:style-name="T34">والترمذي (2434) وابن ماجه (3307) وأحمد (331/2) </text:span></text:p>
      <text:p text:style-name="P109"><text:span text:style-name="T34">معني </text:span><text:span text:style-name="T35">(</text:span><text:span text:style-name="T34">ن</text:span><text:span text:style-name="T35">َ</text:span><text:span text:style-name="T34">ه</text:span><text:span text:style-name="T35">َ</text:span><text:span text:style-name="T34">س</text:span><text:span text:style-name="T35">َ)</text:span><text:span text:style-name="T34"> : أي أخذ بأطراف أسنانه.</text:span></text:p>
      <text:p text:style-name="P108"/>
      <text:p text:style-name="P110">102-إسناده ضعيف</text:p>
      <text:p text:style-name="P111"><text:s/>رواه الباومي (2846) والطبراني في المعجم الكبير (جـ17 /887) </text:p>
      <text:p text:style-name="P111">من طرق عن عبدالرحمن بن زياد بن أصم وهو ضعيف . ورشدين بن سعد ضعيف.</text:p>
      <text:p text:style-name="P108"/>
      <text:p text:style-name="P110">103 – إسناده ضعيف</text:p>
      <text:p text:style-name="P111">رواه أحمد (5/ 199) والحاكم في المستدرك (3784) وفيه ابن لهيعة وهو ضعيف وفي الحديص فقرات تصبح لشواهدها. </text:p>
      <text:p text:style-name="P108"><text:line-break/><text:span text:style-name="T36">104 - إسناده ضعيف جدًا</text:span></text:p>
      <text:p text:style-name="P111">موسي بن عبيدة الربذي: ضعيف: وأيوب بن خالد فيه لين</text:p>
      <text:p text:style-name="P111">رواه عبد بن حميد (1454) فقال عبيدالله بن أبي رافع عن أبي هريرة وراه الآجري في الشريعة (1009) وضبط اسمه فقال "عبدالله بن رافع".</text:p>
      <text:p text:style-name="P111">وراه طذالك بن المبارك في لانهد والرقائق فقبط عبدالله بن رافع، فعبدالله بن نافع المذكور لم يرو عن أ[ي هريرة فهذا خطأ في الإسناد.</text:p>
      <text:p text:style-name="P111"/>
      <text:p text:style-name="P110">105 – <text:span text:style-name="T37">إسناده صحيح وله شواهد</text:span></text:p>
      <text:p text:style-name="P112">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112"/>
      <text:p text:style-name="P113">106 – إسناده حسن : حكم بن معاوية:صدوق</text:p>
      <text:p text:style-name="P112">رواه أ<text:span text:style-name="T38">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13"/>
      <text:p text:style-name="P113">107 – صحيح لغيره </text:p>
      <text:p text:style-name="P112">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112">والمراد به يوم الجمعة ولليهود السبت، وللنصاري الاحد.</text:p>
      <text:p text:style-name="P112"/>
      <text:p text:style-name="P113">108 – الحديث ضعيف</text:p>
      <text:p text:style-name="P112"><text:soft-page-break/>وراه ابن ماجه (4323) وأ؛مد (212/4) وابو يعلي (1581) وعيد بن حميد (443) والحاكم (8978) والبخاري في التاريخ الكبير (261/2) وقال: إسناده ليس بذاك المشهور.</text:p>
      <text:p text:style-name="P112">والحديص مداره علي عبدالله بن قيس النفعي: وهو مجهول لم يرو عنه داود.</text:p>
      <text:p text:style-name="P112">ليس إسناده بالصافي :قاله علي ابن المذيثي.</text:p>
      <text:p text:style-name="P112"/>
      <text:p text:style-name="P113">109 – متفق عليه </text:p>
      <text:p text:style-name="P112">رواه البخاري (5811-6842) ومسلم (216) وأ؛مد (2 / 302 – 456) والدارمي (8929) والنسائي في الكبري (100/66) </text:p>
      <text:p text:style-name="P112"/>
      <text:p text:style-name="P113">110 – إسناده ضعيف</text:p>
      <text:p text:style-name="P112">فيه رشدين بن سعد وهو ضعيف ورواه أحمد (5 /329 – 6 /21) وحميد بن هاني الخولاني المصرى سئل أبو حاتم عنه فقال: صالح</text:p>
      <text:p text:style-name="P112">وقال الحافظ في التقريب: لابأس به.</text:p>
      <text:p text:style-name="P112"/>
      <text:p text:style-name="P113">111- إسناده ضعيف جدا </text:p>
      <text:p text:style-name="P113"/>
      <text:p text:style-name="P114"><text:span text:style-name="T39">رواه التمذي </text:span><text:span text:style-name="T40">(25990) </text:span><text:span text:style-name="T39">وقال</text:span><text:span text:style-name="T40">: </text:span><text:span text:style-name="T39">رشدين ضعيف عند أهل الحديث ، وابن أبي نعم هو الأفريقي وهو ضعيف أيضا عند أهل الحديث </text:span><text:span text:style-name="T40">. </text:span><text:span text:style-name="T39">وقال الترمذي إيناده ضعيف وقهيه أبي عثمان وهو مجهول لم يروي له الترمذيس إلا هذا الحديث </text:span></text:p>
      <text:p text:style-name="P114"><text:span text:style-name="T39"/></text:p>
      <text:p text:style-name="P115"><text:span text:style-name="T41">112 – </text:span><text:span text:style-name="T42">متفق عليه </text:span></text:p>
      <text:p text:style-name="P116"><text:span text:style-name="T39">رواه البخاري </text:span><text:span text:style-name="T40">(7518 – 6549) </text:span><text:span text:style-name="T39">ومسلم </text:span><text:span text:style-name="T40">(2829) </text:span><text:span text:style-name="T39">والترمذي </text:span><text:span text:style-name="T40">(2555) </text:span><text:span text:style-name="T39">وأحمد </text:span><text:span text:style-name="T40">(88/3) </text:span><text:span text:style-name="T39">من كرق عن ابن المبارك عن مالك بن أنس فذكره</text:span><text:span text:style-name="T40">.</text:span></text:p>
      <text:p text:style-name="P117"/>
      <text:p text:style-name="P115"><text:span text:style-name="T41">113 – </text:span><text:span text:style-name="T42">متفق عليه </text:span></text:p>
      <text:p text:style-name="P116"><text:span text:style-name="T39">رواه البخاري </text:span><text:span text:style-name="T40">(3245 – 3327) </text:span><text:span text:style-name="T39">ومسلم </text:span><text:span text:style-name="T40">(2834) </text:span><text:span text:style-name="T39">و</text:span><text:span text:style-name="T40">(2537) </text:span><text:span text:style-name="T39">وابن ماحه </text:span><text:span text:style-name="T40">(4333) </text:span><text:span text:style-name="T39">وأحمد </text:span><text:span text:style-name="T40">(311-231/2) </text:span><text:span text:style-name="T39">وابن حبان </text:span><text:span text:style-name="T40">(7436) </text:span><text:span text:style-name="T39">وفي روايه أبي صالح <text:s/>وابي زرعة عن أبي هريرة </text:span><text:span text:style-name="T40">"</text:span><text:span text:style-name="T39">علي صورة أبيهم أدم ستون ذراعا في السماء</text:span><text:span text:style-name="T40">"</text:span></text:p>
      <text:p text:style-name="P116"><text:span text:style-name="T39">المجامر</text:span><text:span text:style-name="T40">: </text:span><text:span text:style-name="T39">مجمر وهو الذي بوضع فيه النار بالبخور</text:span><text:span text:style-name="T40">.</text:span></text:p>
      <text:p text:style-name="P116"><text:span text:style-name="T39">الألوة</text:span><text:span text:style-name="T40">: </text:span><text:span text:style-name="T39">عود يتبخر به</text:span></text:p>
      <text:p text:style-name="P117"/>
      <text:p text:style-name="P115"><text:span text:style-name="T41">114 – </text:span><text:span text:style-name="T42">صحيح لغيره </text:span></text:p>
      <text:p text:style-name="P116"><text:span text:style-name="T39">رواه إسحاق بن راهويه </text:span><text:span text:style-name="T40">(291) </text:span><text:span text:style-name="T39">ورواه هناد بن السري في الزهد</text:span><text:span text:style-name="T40">(56) </text:span><text:span text:style-name="T39">من طرق عن إسماعيل بن أبي خالد عن زياد المخزومي وهو ضعيف جدا، قال ابن معين</text:span><text:span text:style-name="T40">: </text:span><text:span text:style-name="T39">ليس بشئ</text:span><text:span text:style-name="T40">. </text:span><text:span text:style-name="T39">وقد سبق الحديث برقم </text:span><text:span text:style-name="T40">(109) </text:span><text:span text:style-name="T39">والحديص أهله في البخاري ومسلم وغيرهما</text:span><text:span text:style-name="T40">.</text:span></text:p>
      <text:p text:style-name="P117"/>
      <text:p text:style-name="P115"><text:span text:style-name="T41">115- </text:span><text:span text:style-name="T42">إسناده ضعيف فيه ابن لهيعة وهو ضعيف</text:span><text:span text:style-name="T41">.</text:span></text:p>
      <text:p text:style-name="P116"><text:span text:style-name="T39">رواه الترمذي</text:span><text:span text:style-name="T40">(2538) </text:span><text:span text:style-name="T39">واحمد </text:span><text:span text:style-name="T40">(1/169</text:span><text:span text:style-name="T39">،</text:span><text:span text:style-name="T40">171) </text:span><text:span text:style-name="T39">والطبراني في الاوسط </text:span><text:span text:style-name="T40">(8880) </text:span><text:span text:style-name="T39">والبزار في المسند</text:span><text:span text:style-name="T40">(1109) </text:span><text:span text:style-name="T39">والبخاري في التاريخ الكبير </text:span><text:span text:style-name="T40">(8262) .</text:span></text:p>
      <text:p text:style-name="P116"><text:span text:style-name="T39">قال الترمذي</text:span><text:span text:style-name="T40">: </text:span><text:span text:style-name="T39">هذا حديث غريب لانعرفه بهذا الإسناد إلا من حديث ابن لهيعة </text:span><text:span text:style-name="T40">.</text:span></text:p>
      <text:p text:style-name="P116"><text:span text:style-name="T39">وقال الدارقطني</text:span><text:span text:style-name="T40">(608) </text:span><text:span text:style-name="T39">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40">.</text:span></text:p>
      <text:p text:style-name="P116"><text:span text:style-name="T39">خوافق جمع خافقة وهي الجانب</text:span><text:span text:style-name="T40">.</text:span></text:p>
      <text:p text:style-name="P117"/>
      <text:p text:style-name="P115"><text:span text:style-name="T41">116 – </text:span><text:span text:style-name="T42">صحيح لغيره</text:span></text:p>
      <text:p text:style-name="P116"><text:span text:style-name="T39">رواه الترمذي </text:span><text:span text:style-name="T40">(2556) </text:span><text:span text:style-name="T39">وأحمد </text:span><text:span text:style-name="T40">(2 / 335 – 239) </text:span><text:span text:style-name="T39">وابن منذه في الإيمان </text:span><text:span text:style-name="T40">(406) <text:s/></text:span><text:span text:style-name="T39">وابن أبي الدنيا في التوكل علي الله </text:span><text:span text:style-name="T40">(45)</text:span></text:p>
      <text:p text:style-name="P116"><text:span text:style-name="T39">ومن رواية مالك بن أنس عنه فوان بن سليم عن عطاء بن يسار عن ابي سعيد الخدري مرفوعا رواه البخاري </text:span><text:span text:style-name="T40">(3256) </text:span><text:span text:style-name="T39">ومسلم </text:span><text:span text:style-name="T40">(2831)</text:span></text:p>
      <text:p text:style-name="P116"><text:span text:style-name="T39">ونقل الدارقطني قول الذهبي وفيه حديث مالك عن صفوان بن سليم صحيح، ولايرفع حديص هلال، وعل عطاء بن يسار حفظه عنهما</text:span><text:span text:style-name="T40">. </text:span></text:p>
      <text:p text:style-name="P117"><text:soft-page-break/></text:p>
      <text:p text:style-name="P115"><text:span text:style-name="T41">117 – </text:span><text:span text:style-name="T42">إسناده ضعيف</text:span></text:p>
      <text:p text:style-name="P116"><text:span text:style-name="T39">رواه الترمذي</text:span><text:span text:style-name="T40">(2562) </text:span><text:span text:style-name="T39">وقال</text:span><text:span text:style-name="T40">: </text:span><text:span text:style-name="T39">هذا حديث غريب، لانعرفه إلا من حديث رشدين وأحمد </text:span><text:span text:style-name="T40">(20/76) </text:span><text:span text:style-name="T39">وابن حبان </text:span><text:span text:style-name="T40">(5184) </text:span><text:span text:style-name="T39">وأبو يعلي </text:span><text:span text:style-name="T40">(1404) </text:span><text:span text:style-name="T39">ودراج يضعف في أبي الهيثم</text:span><text:span text:style-name="T40">.</text:span></text:p>
      <text:p text:style-name="P117"/>
      <text:p text:style-name="P115"><text:span text:style-name="T41">118 – </text:span><text:span text:style-name="T42">إسناده ضعيف</text:span><text:span text:style-name="T41">.</text:span></text:p>
      <text:p text:style-name="P116"><text:span text:style-name="T39">رواه الترمذي </text:span><text:span text:style-name="T40">(2562) </text:span><text:span text:style-name="T39">وقال هذا حديث غريب، لانعرفه إلا من حديص رشدين</text:span><text:span text:style-name="T40">.</text:span></text:p>
      <text:p text:style-name="P117"/>
      <text:p text:style-name="P115"><text:span text:style-name="T41">119 – </text:span><text:span text:style-name="T42">إسناده ضعيف</text:span></text:p>
      <text:p text:style-name="P116"><text:span text:style-name="T39">فيه رشدين بن سعد، رواه الترمذي </text:span><text:span text:style-name="T40">(2573) </text:span><text:span text:style-name="T39">وأحمد </text:span><text:span text:style-name="T40">(3 /75)</text:span></text:p>
      <text:p text:style-name="P117"/>
      <text:p text:style-name="P115"><text:span text:style-name="T41">120 – </text:span><text:span text:style-name="T42">صحيح لغيره</text:span></text:p>
      <text:p text:style-name="P116"><text:s/><text:span text:style-name="T39">رواه الدارمي </text:span><text:span text:style-name="T40">(2881) </text:span><text:span text:style-name="T39">وأبوالضحاك قال المزي</text:span><text:span text:style-name="T40">: </text:span><text:span text:style-name="T39">روي له ابن ماجه في التفسير هذا الحديث </text:span><text:span text:style-name="T40">. </text:span><text:span text:style-name="T39">وقال الحافظ في التهذيب</text:span><text:span text:style-name="T40">: </text:span><text:span text:style-name="T39">قال أبو حاتم </text:span><text:span text:style-name="T40">: </text:span><text:span text:style-name="T39">لا أعلم روي عنه غير عقبه </text:span></text:p>
      <text:p text:style-name="P116"><text:span text:style-name="T39">رواه البخاري </text:span><text:span text:style-name="T40">(488</text:span><text:span text:style-name="T39">،</text:span><text:span text:style-name="T40">3252) </text:span><text:span text:style-name="T39">ومسلم </text:span><text:span text:style-name="T40">(2826) </text:span><text:span text:style-name="T39">والترمذي </text:span><text:span text:style-name="T40">(3293) </text:span><text:span text:style-name="T39">وابن ماجه </text:span><text:span text:style-name="T40">(4335) </text:span><text:span text:style-name="T39">وأحمد </text:span><text:span text:style-name="T40">(2/ 257</text:span><text:span text:style-name="T39">، </text:span><text:span text:style-name="T40">418</text:span><text:span text:style-name="T39">، </text:span><text:span text:style-name="T40">452</text:span><text:span text:style-name="T39">، </text:span><text:span text:style-name="T40">482) </text:span><text:span text:style-name="T39">وغيرهم بلفظ </text:span><text:span text:style-name="T40">"</text:span><text:span text:style-name="T39">مائة عام لايقطعها</text:span><text:span text:style-name="T40">" </text:span><text:span text:style-name="T39">ولم يذكر قوله </text:span><text:span text:style-name="T40">"</text:span><text:span text:style-name="T39">شجرة الخلد</text:span><text:span text:style-name="T40">" </text:span><text:span text:style-name="T39">والحيص روي عن سهال بن سعد</text:span><text:span text:style-name="T40">/ </text:span><text:span text:style-name="T39">وانس بن حالك وأبي سعيد الخدري رضي الله عنهم</text:span><text:span text:style-name="T40">.</text:span></text:p>
      <text:p text:style-name="P117"/>
      <text:p text:style-name="P115"><text:span text:style-name="T41">121 – </text:span><text:span text:style-name="T42">متفق فيه </text:span></text:p>
      <text:p text:style-name="P116"><text:span text:style-name="T39">رواه البخاري </text:span><text:span text:style-name="T40">(3244</text:span><text:span text:style-name="T39">، </text:span><text:span text:style-name="T40">4779</text:span><text:span text:style-name="T39">، </text:span><text:span text:style-name="T40">4780</text:span><text:span text:style-name="T39">، </text:span><text:span text:style-name="T40">7498) </text:span><text:span text:style-name="T39">ومسلم </text:span><text:span text:style-name="T40">(2824) </text:span><text:span text:style-name="T39">والترمذي </text:span><text:span text:style-name="T40">(3292) </text:span><text:span text:style-name="T39">وابن ماجه </text:span><text:span text:style-name="T40">(4328) </text:span><text:span text:style-name="T39">واحمد </text:span><text:span text:style-name="T40">(2/ 313</text:span><text:span text:style-name="T39">، </text:span><text:span text:style-name="T40">438</text:span><text:span text:style-name="T39">، </text:span><text:span text:style-name="T40">466) </text:span><text:span text:style-name="T39">وروي مختصرا في بعض طرقة وروي مطولا</text:span><text:span text:style-name="T40">. </text:span></text:p>
      <text:p text:style-name="P117"/>
      <text:p text:style-name="P115"><text:span text:style-name="T41">122 – </text:span><text:span text:style-name="T42">متفق عليه </text:span></text:p>
      <text:p text:style-name="P116"><text:span text:style-name="T39">رواه البخاري </text:span><text:span text:style-name="T40">(6548</text:span><text:span text:style-name="T39">، </text:span><text:span text:style-name="T40">6544) </text:span><text:span text:style-name="T39">ومسلم </text:span><text:span text:style-name="T40">(2850) </text:span><text:span text:style-name="T39">وأحمد </text:span><text:span text:style-name="T40">(2/ 118</text:span><text:span text:style-name="T39">، </text:span><text:span text:style-name="T40">119 </text:span><text:span text:style-name="T39">، </text:span><text:span text:style-name="T40">120) <text:s/></text:span><text:span text:style-name="T39">وأبو يعلي </text:span><text:span text:style-name="T40">(5585) </text:span><text:span text:style-name="T39">وعيد نب حميد </text:span><text:span text:style-name="T40">(761) </text:span><text:span text:style-name="T39">وابن حبان </text:span><text:span text:style-name="T40">(7474) </text:span></text:p>
      <text:p text:style-name="P117"/>
      <text:p text:style-name="P115"><text:span text:style-name="T41">123 – </text:span><text:span text:style-name="T42">صحيح لغيره </text:span></text:p>
      <text:p text:style-name="P116"><text:span text:style-name="T39">رواه الترمذي </text:span><text:span text:style-name="T40">(2535) </text:span><text:span text:style-name="T39">وفيه فضيل بن مرزوق عن عطيه العوفي وهو ضعيف – وفيه زيادة </text:span><text:span text:style-name="T40">"</text:span><text:span text:style-name="T39">لو مات احد فرحا لمات أهل الحنة ولو أمات أحمد حزنا لمات اهل النار</text:span><text:span text:style-name="T40">" </text:span><text:span text:style-name="T39">ومن طريق الاعمش عن أبي صالح السمان رواه البخاري </text:span><text:span text:style-name="T40">(4730) </text:span><text:span text:style-name="T39">ومسلم </text:span><text:span text:style-name="T40">(2849) </text:span><text:span text:style-name="T39">والترمذي </text:span><text:span text:style-name="T40">(3157) </text:span><text:span text:style-name="T39">وابن ابي الدنيا في صفة النار </text:span><text:span text:style-name="T40">(257) </text:span><text:span text:style-name="T39">ورواه أبو سعلي </text:span><text:span text:style-name="T40">(2898) </text:span><text:span text:style-name="T39">من جديث خالد بن قيس عن قتادة عن أنس قال الزري </text:span><text:span text:style-name="T40">:</text:span><text:span text:style-name="T39">خالد بن فيس عن قتادة فيها مناكير</text:span></text:p>
      <text:p text:style-name="P117"/>
      <text:p text:style-name="P115"><text:span text:style-name="T41">124 – </text:span><text:span text:style-name="T42">إسناده ضعيف</text:span></text:p>
      <text:p text:style-name="P116"><text:span text:style-name="T39">فيه ذراج بن سمعان قال أ؛مد</text:span><text:span text:style-name="T40">: </text:span><text:span text:style-name="T39">حديص منكر وراه أ؛مد </text:span><text:span text:style-name="T40">(2 /197) </text:span><text:span text:style-name="T39">عن علي بن إسحاق والحسين بن عيسي كلاهما عن ابن المبارك ورواه الترمذي </text:span><text:span text:style-name="T40">(2588) </text:span><text:span text:style-name="T39">عن سويد بن دجربه ورواه البغوي </text:span><text:span text:style-name="T40">248 </text:span><text:span text:style-name="T39">في شرح السنه قال أبو عيسي</text:span><text:span text:style-name="T40">: </text:span><text:span text:style-name="T39">هذا حديث إسناده حسن</text:span><text:span text:style-name="T40">.</text:span></text:p>
      <text:p text:style-name="P117"/>
      <text:p text:style-name="P115"><text:span text:style-name="T41">125 – </text:span><text:span text:style-name="T42">إسناده ضعيف</text:span></text:p>
      <text:p text:style-name="P116"><text:span text:style-name="T39">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40">.</text:span></text:p>
      <text:p text:style-name="P116"><text:span text:style-name="T39">وفيه عمران بن زيد التنبلي قال بن معين</text:span><text:span text:style-name="T40">: </text:span><text:span text:style-name="T39">ليس بشئ</text:span><text:span text:style-name="T40">.</text:span></text:p>
      <text:p text:style-name="P116"><text:span text:style-name="T39">رواه ابويعلي </text:span><text:span text:style-name="T40">(4134) </text:span><text:span text:style-name="T39">والزهد لهناد بن السري</text:span><text:span text:style-name="T40">(312) </text:span><text:span text:style-name="T39">والعقيلي في الضعفاء الكبير </text:span><text:span text:style-name="T40">(1273) </text:span><text:span text:style-name="T39">ومن طريق الأعمش عن يزيد الرقاشي أخردة ابن ماجه</text:span><text:span text:style-name="T40">(4324) </text:span><text:span text:style-name="T39">وابن ابي شيبة </text:span><text:span text:style-name="T40">(34130) </text:span><text:span text:style-name="T39">والبيهقي في البث والنشور </text:span><text:span text:style-name="T40">(593).</text:span></text:p>
      <text:p text:style-name="P117"/>
      <text:p text:style-name="P115"><text:span text:style-name="T41">126 – </text:span><text:span text:style-name="T42">إسناده ضعيف جدا</text:span></text:p>
      <text:p text:style-name="P116"><text:span text:style-name="T39">فيه دراج بن سمعان وهو ضعيف ورواه عن ابن الهيثم فيها ضعف قاله احمد بن حنبل رواه الترمذي </text:span><text:span text:style-name="T40">(2587) </text:span><text:span text:style-name="T39">ورواه أحمد </text:span><text:span text:style-name="T40">(8813) </text:span><text:span text:style-name="T39">وأبو يعلي </text:span><text:span text:style-name="T40">(1367) </text:span><text:span text:style-name="T39">والحاكم في المستدرك </text:span><text:span text:style-name="T40">(3490) </text:span></text:p>
      <text:p text:style-name="P118"><text:soft-page-break/>127 – <text:span text:style-name="T43">متفق عليه </text:span></text:p>
      <text:p text:style-name="P119">رواه البخاري (3265) <text:s/>ومسلم (2834) والترمذي (2589) وموطأ مالك روايه الليثى (1872) وأحمد (2/ 244).</text:p>
      <text:p text:style-name="P117"/>
      <text:p text:style-name="P115"><text:span text:style-name="T41">128 – </text:span><text:span text:style-name="T42">إسناده ضعيف </text:span></text:p>
      <text:p text:style-name="P116"><text:span text:style-name="T39">فيه دراج بن عبدالله قال النسائي</text:span><text:span text:style-name="T40">: </text:span><text:span text:style-name="T39">ليس <text:s/>بالقوي وقال في موضع أخر</text:span><text:span text:style-name="T40">: </text:span><text:span text:style-name="T39">منكر الحديث، وقال ابن معين ثقة وقال أحمد</text:span><text:span text:style-name="T40">: </text:span><text:span text:style-name="T39">حديثه منكر وقال أبوحاتم</text:span><text:span text:style-name="T40">: </text:span><text:span text:style-name="T39">في حديثه ضعف وقال في موضع أخر متروك</text:span><text:span text:style-name="T40">.</text:span></text:p>
      <text:p text:style-name="P116"><text:span text:style-name="T39">وذكر بن عدي</text:span><text:span text:style-name="T40">: </text:span><text:span text:style-name="T39">قول فضلك الرازي فيه عندما ذكرله قول ابن معين في دراج أنه ثقة</text:span><text:span text:style-name="T44">، فقال:ماهوثقة ولاكرامة له.</text:span></text:p>
      <text:p text:style-name="P120">رواه الترمذي (2582) وأحمد (3/374) وابن أبي الدنيا في صفة النار(74) والحاكم(3458).</text:p>
      <text:p text:style-name="P121"><text:span text:style-name="T39"/></text:p>
      <text:p text:style-name="P122">129 – إسناده ضعيف </text:p>
      <text:p text:style-name="P120">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121"><text:span text:style-name="T39"/></text:p>
      <text:p text:style-name="P122">130 – إسناده ضعيف ج<text:span text:style-name="T45">د</text:span>ا </text:p>
      <text:p text:style-name="P120">رواه الترمذي (2584 ، 3322) وأحمد (3/ 70) وعيد بن حميد (931) ومسند أبو يعلي (1289) والطبراني في المعجم الأوسط (3137) وابن حبان (7473)</text:p>
      <text:p text:style-name="P120">قال أبو عيسي الترمذي: هذا حديص لانعرفه إلا من جديص رشدين بن سعد ورشدين قد تكلم فيه من قبل حفظه.</text:p>
      <text:p text:style-name="P120">وفيه دراحج عن أبي الهيصم قد تكلم فيهما وسبق فيهما كلام العلماء.</text:p>
      <text:p text:style-name="P121"><text:span text:style-name="T39"/></text:p>
      <text:p text:style-name="P122">131 – إسناده ضعيف جدا </text:p>
      <text:p text:style-name="P120">وإسناد هذا الحديث كسابقة.</text:p>
      <text:p text:style-name="P121"><text:span text:style-name="T39"/></text:p>
      <text:p text:style-name="P122">132 – حسن لكثرة طرقه <text:tab/>(سبق تخريجة برقم (27))</text:p>
      <text:p text:style-name="P120">رواه أحمد (2/ 120، 180، 231) وعبد بن حميد (1222) وأبو سعلي (3993، 3996، 4160، 4069)</text:p>
      <text:p text:style-name="P121"><text:span text:style-name="T39"/></text:p>
      <text:p text:style-name="P123">133- إسناده ضعيف </text:p>
      <text:p text:style-name="P124">فيه يحيي بن عبيدالله عن ابيه وهما ضعيفان.</text:p>
      <text:p text:style-name="P124">رواه أبن أبى الدنيا في صفة النار (34) وأبو نعيم في حلية الأولياء </text:p>
      <text:p text:style-name="P125"><text:span text:style-name="T39"/></text:p>
      <text:p text:style-name="P126">134 – سبق برقم (130)</text:p>
      <text:p text:style-name="P126"/>
      <text:p text:style-name="P56"><text:span text:style-name="T21">إكمال الناقص </text:span><text:s/></text:p>
      <text:p text:style-name="P125"><text:span text:style-name="T39"/></text:p>
      <text:p text:style-name="P123">140 – إسناده صحيح </text:p>
      <text:p text:style-name="P124">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124">ورواية الوصل أصح .</text:p>
      <text:p text:style-name="P125"><text:span text:style-name="T39"/></text:p>
      <text:p text:style-name="P123">141 – متفق عليه </text:p>
      <text:p text:style-name="P124">رواه البخاري (2265، 4417، 7893) ومسلم (1674) وأبو داود (4584) والنسائي (4763، 4764) وابن ماجه (2646، 2957) من طرق عمرا نبن حصين ومحاهد وصفوان بن سعلي عن يعلي بن أمية فذكرة .</text:p>
      <text:p text:style-name="P125"><text:span text:style-name="T39"/></text:p>
      <text:p text:style-name="P123">142 – متفق عليه </text:p>
      <text:p text:style-name="P124">رواه البخاري (6773، 6776) ومسلم (1706) وأبو داود (4479) والترمذي (1443) وابن ماجة (2570) وأحمد (3، 176، 2474، 272) والدارمي (2460) وغيرهم من طرق عن قتادة عن أنس فذكره </text:p>
      <text:p text:style-name="P124">وفي رواية النسائي في الكبري (5254) زيادة قتادة عن الحسن عن أنس بن مالك زادها شباية بن سوار وسلام بن سليمان وخالفهما أصحاب شعبة فلم يذكروا الحسن</text:p>
      <text:p text:style-name="P125"><text:span text:style-name="T39"/></text:p>
      <text:p text:style-name="P123"><text:soft-page-break/>143 – إسناده حسن<text:tab/> فيه أبي الوداك</text:p>
      <text:p text:style-name="P127">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127">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128"><text:span text:style-name="T21"/></text:p>
      <text:p text:style-name="P129">إكمال الناقص</text:p>
      <text:p text:style-name="P128"><text:span text:style-name="T21"><text:s text:c="18"/></text:span><text:s/></text:p>
      <text:p text:style-name="P130"><text:span text:style-name="T2">150 – متفق عليه</text:span> </text:p>
      <text:p text:style-name="P130">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130"/>
      <text:p text:style-name="P131">151 – متفق عليه </text:p>
      <text:p text:style-name="P130">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130"/>
      <text:p text:style-name="P132">152 - <text:s/><text:span text:style-name="T46">صحيح </text:span></text:p>
      <text:p text:style-name="P133">اخرجه البخاري (5270) وا لنسائي في الصغري (1956) والترمذي (1429) من طرق عن ابن شهاب الزهري عن ابي سلمه بن عبدالرحمن عن جابر بن عبدالله به </text:p>
      <text:p text:style-name="P133">وله شاهد عند مسلم (1695) من طريق محمد بن جعفر عن شعبه عن سماك بن حرب عن جابر بن سمرة بلفظ مختلف</text:p>
      <text:p text:style-name="P133"/>
      <text:p text:style-name="P134">153 – صحيح</text:p>
      <text:p text:style-name="P133"><text:s/>اخرجه البخاري (5272) من طريق الزهري عن ابي سلمه بن عبدالرحمن عن ابي هريرة به وراه مسلم (1693) من طريق الزهري عن سعيد بن المسيب عن ابي هريرة به ورواه بن ماجه (2554) من طرق عن محمد بن عمرو بن علقمه عن ابي سلمه عن عبدالرحمن عن ابي هر يرة به .</text:p>
      <text:p text:style-name="P134">154 – حسن </text:p>
      <text:p text:style-name="P133">اخرجه مسلم (1704) واحمد (1438) من طرق عن ابن جريج عن ابي الزبير عن جابر بن عبدالله واخرجه ابو داود (4452) من طرق عن مجالد بن سعيد عن عامر الشعبي عن جابر بن عبدالله به ومجلد ضعيف </text:p>
      <text:p text:style-name="P133">وله شاهد عند البخراي (1329) من طريق موسي بن عقبه عن نافع عن عمر به .</text:p>
      <text:p text:style-name="P135"><text:s text:c="2"/></text:p>
      <text:p text:style-name="P134">155 – حسن</text:p>
      <text:p text:style-name="P136">اخرجه مسلم (1694) وابو داود (4422) والدارمي (1316) من طرق عن سماك بن حرب عن جابر بن سمرة به وفيه سماك بن حرب صدوق وله شاهد عند البخاري (527-) من طريق ابن شهاب عن ابي سلمه بن عبدالرحمن عن جابر بن عبدالله بلفظ مختلف</text:p>
      <text:p text:style-name="P136"/>
      <text:p text:style-name="P137"><text:span text:style-name="T21">إكمال الناقص </text:span><text:s/></text:p>
      <text:p text:style-name="P137"/>
      <text:p text:style-name="P138"><text:span text:style-name="T2">174 – صحيحي لغيره</text:span> </text:p>
      <text:p text:style-name="P138">أخرجه احمد (23169) وعبدالرازق (16907) من طرق عن عمر بن عبدالرحمن بن عون عن رجل من الأنصار فالحديث ضعيف لجهاله الرجل </text:p>
      <text:p text:style-name="P138">وأخرجه ابو داود (3305) عن جابر مرفوعًا بنحوه </text:p>
      <text:p text:style-name="P138">فبهذا صح الحديث</text:p>
      <text:p text:style-name="P138"/>
      <text:p text:style-name="P139">175 – صحيح</text:p>
      <text:p text:style-name="P138"><text:soft-page-break/>اخرجه مسلم (4247) والنسائي (4936) وعبدالرزاق (16863) من طرق عن منصور بن المعتمر عن عبدالله بن عمر عن ابن عمر مرفوعًا به </text:p>
      <text:p text:style-name="P138"/>
      <text:p text:style-name="P139">176 – صحيح لغيره </text:p>
      <text:p text:style-name="P138">أ×رجه ابو داود (3290) والترمذي (1524) والنسائي (3803) واحمد (25564) من طرق عن الزهري عن سليمان بن أرقم عن يحيي بن ابي كثير عن ابي سلمه عن عائشة مرفوعًا، وفيه سليمان بن أرقم وهو متروك الحديص </text:p>
      <text:p text:style-name="P138">واخرجه البخا<text:span text:style-name="T47">ر</text:span>ي (6696) عن القاسم بن محمد عن عائشة مرفوعاًا بنحوه</text:p>
      <text:p text:style-name="P138"/>
      <text:p text:style-name="P139">177 – صحيح لغيره</text:p>
      <text:p text:style-name="P138">أخرجه البخراي (1912) و(1901) ومسلم (3136) والنسائي (3255) من طرق عن عبيدالله <text:s/>بن عمر عن نافع عن ابن عمر عن عمر مرفوعًا بنحوه </text:p>
      <text:p text:style-name="P138"/>
      <text:p text:style-name="P139">178 – صحيح </text:p>
      <text:p text:style-name="P138">أخرجه الخاري (2927) ومسلم (3137) واحمد 4780) نوعبدالزراق (7815) من طرق عن ايوب السختياني عن نافع عن ابن عمر عن عمر مرفوعًا بنحوه</text:p>
      <text:p text:style-name="P138"/>
      <text:p text:style-name="P140">179 – <text:span text:style-name="T48">صحيح </text:span></text:p>
      <text:p text:style-name="P141">أخرجه <text:span text:style-name="T48">البخاري</text:span> (2927) ومسلم (3237) واحمد (4780) وعبدالرزاق (7815) من طرق عن ايوب السختياني عن نافع عن ابن عمر عن عمر مرفوعًا بنحوه </text:p>
      <text:p text:style-name="P138"/>
      <text:p text:style-name="P142">180 - ?????</text:p>
      <text:p text:style-name="P138"/>
      <text:p text:style-name="P139">181 – صحيح لغيره </text:p>
      <text:p text:style-name="P138">أخرجه البخاري في الادب المفرد (783) </text:p>
      <text:p text:style-name="P138">(2117) واحمد (1845) من طرق عن الاصلع عن عبدالله الكندي عن يزيد بن الأصم <text:span text:style-name="T49">عن ابن عباس مرفوعًا وفيه الأصلع وهو مقبول ولم يتابع . </text:span></text:p>
      <text:p text:style-name="P143">واخرجه &gt;&gt;&gt;&gt;&gt;&gt;&gt;&gt;&gt;&gt;&gt;&gt;&gt;&gt;&gt;&gt;&gt;&gt;&gt;&gt;&gt;&gt;&gt;&gt;&gt;&gt;&gt;&gt;&gt;&gt;&gt;&gt;&gt;&gt;&gt;&gt;&gt;&gt;&gt;&gt;&gt;<text:span text:style-name="T50">(غير واضح يرجي مراجعه <text:s/>الشيخ احمد سعيد)</text:span></text:p>
      <text:p text:style-name="P143"/>
      <text:p text:style-name="P144">182 – صحيح</text:p>
      <text:p text:style-name="P145">أخرحه النسائي (4333) وبن ماجة (3197) عن عبدالكريم الجزري عن عطاء بن ابي رباح عن جابر مرفوعًا وسده صحيح</text:p>
      <text:p text:style-name="P145"/>
      <text:p text:style-name="P144">183 – صحيح</text:p>
      <text:p text:style-name="P145">اخرجه البخاري (5520) من طريق محمد بن علي عن جابر مرفوعًا وله شاهد من حديص ابن.. عند البخاري (552) </text:p>
      <text:p text:style-name="P145"/>
      <text:p text:style-name="P144">184- صحيح </text:p>
      <text:p text:style-name="P145">اخرجه البخاري (5112) <text:s/>ومسلم (1943) وحم (26297) من طرق عن هشام بن عروه عن فاطمه بنت <text:s/>المنذر عن اسماء مرفوعًا </text:p>
      <text:p text:style-name="P146"><text:span text:style-name="T51"/></text:p>
      <text:p text:style-name="P147"><text:span text:style-name="T51">1</text:span><text:span text:style-name="T52">85 – صحيح </text:span></text:p>
      <text:p text:style-name="P145">اخرجه البخاري(4217) ومسمل (3590) وحم(4720) من طرق عن عبيدالله بن عمر عن نافع عن ابن عمر مرقوعًا </text:p>
      <text:p text:style-name="P148"><text:span text:style-name="T53"/></text:p>
      <text:p text:style-name="P144">186 – صحيح </text:p>
      <text:p text:style-name="P145">اخرجه مسلم (1064) والطيالسي (2189) وابو عوانه (4349)من طرق عن علي بن ابي طلحه عن ابي الوداك عن ابي سعيد الخدري مرفوعًا به </text:p>
      <text:p text:style-name="P148"><text:span text:style-name="T53"/></text:p>
      <text:p text:style-name="P149">187 – صحيح</text:p>
      <text:p text:style-name="P150"><text:soft-page-break/>اخرجه أحمد (17389ت) وله شاهد عند البخاري (5527) “نهي النبي عن كل ذي ناب في الباع" من طرق عن الزهري عن ابي ادريس الخولاني عن ابي ثعلبه مرفوعُا</text:p>
      <text:p text:style-name="P151"><text:span text:style-name="T53"/></text:p>
      <text:p text:style-name="P149">188 – صحيح لغيره </text:p>
      <text:p text:style-name="P150">اخرجه ابو داود (3801) وابن ماجه (3236) من طرق عن عبدالله بن عبيد الله عن عبدالرحمن عبن عبدالله عن جابر مرفوعًا بنحوه</text:p>
      <text:p text:style-name="P151"><text:span text:style-name="T53"/></text:p>
      <text:p text:style-name="P149">189 – صحيح </text:p>
      <text:p text:style-name="P150">اخرجه البخاري (2572) ومسلم (1954) واحمد (11772) من طرق <text:s/>عن شعبه عن هشام بن ويد بن انس عن انس بن مالك مرفوعًا </text:p>
      <text:p text:style-name="P151"><text:span text:style-name="T53"/></text:p>
      <text:p text:style-name="P149">190 – صحيح</text:p>
      <text:p text:style-name="P150">اخرجه البخاري (1707) عن عروه عن عائشة مرفوعًا ولم يذكر فيه لفظة "الحية" ومسلم (1198) من طرق عن محمد بن معمر عن شعبه عن قتادة بن سعيد بن المسب عن عائشة مرفوعًا ولم يذكر فيه لفظة "العقرب"</text:p>
      <text:p text:style-name="P152"><text:span text:style-name="T52"/></text:p>
      <text:p text:style-name="P149">191 – صحيح</text:p>
      <text:p text:style-name="P150">اخرجه البخاري (5391) ومسلم (1949) والنسائي (4316) وحم (16374) من طرق عن ابن المبارك وابن وهب عن يونس بن يزيد عن الزهري عن ابي ثمامه عن بن علي عن خالد بن الوليد مرفوعًا </text:p>
      <text:p text:style-name="P151"><text:span text:style-name="T53"/></text:p>
      <text:p text:style-name="P152"><text:span text:style-name="T52">192 – </text:span><text:span text:style-name="T54">صحيح </text:span></text:p>
      <text:p text:style-name="P153">ارخجه البخاري (1492) ومسلم (364) من طرق عن الزهري عن ابن شهاب عن عبدالله بن عبدالله بن علي عن ابن عباس مرفوعًا بنحوه </text:p>
      <text:p text:style-name="P154"><text:span text:style-name="T53"/></text:p>
      <text:p text:style-name="P155">193 – صحيح لغيره</text:p>
      <text:p text:style-name="P156">اخرحه مسلم (733) عن الزهري عن عبدالله عن ابن عباس بنحوه مرفوعًا </text:p>
      <text:p text:style-name="P157"><text:span text:style-name="T53"/></text:p>
      <text:p text:style-name="P158">194 – صحيح لغيره </text:p>
      <text:p text:style-name="P156">اخرجه البخاري (2236) ومسلم (1583) وابو داد (3486) واحمد (14063) من طرق عن يزيد عن عطاء بن ابي ­رباح عن جابر مرفوعًا </text:p>
      <text:p text:style-name="P157"><text:span text:style-name="T53"/></text:p>
      <text:p text:style-name="P158">195 – صحيح </text:p>
      <text:p text:style-name="P156">اخرجه مسلم (2119) واحمد (14628) عن ابن جريج عن ابي الزبير عن جابر مرفوعًا بنحوه </text:p>
      <text:p text:style-name="P156">واخرجه احمد (5955) عن سالم عن ابن عمر مرفوعًا بنحوه </text:p>
      <text:p text:style-name="P157"><text:span text:style-name="T53"/></text:p>
      <text:p text:style-name="P158">196 – صحيح </text:p>
      <text:p text:style-name="P157"><text:span text:style-name="T53">اخرجه ابو داود (</text:span><text:span text:style-name="T55">5267) وابن حبان (462:12) من طرق عن ابن جريج عن عبدالله بن ابي لبيد عن الزهري عن عبيدالله بن عبدالله بن عتبه عن ابن عباس مرفوعًا به </text:span></text:p>
      <text:p text:style-name="P157"><text:span text:style-name="T55"/></text:p>
      <text:p text:style-name="P159">197 – <text:span text:style-name="T48">صحيح</text:span></text:p>
      <text:p text:style-name="P160"><text:s/>اخ<text:span text:style-name="T48">ر</text:span>جه البخاري (3319) ومسلم (2242) من طرق عن ابي الزناد عن عبدالحمن بن هرمز (الأعرج) عن ابي هريرة مرفوعًا بنحوه</text:p>
      <text:p text:style-name="P161"><text:span text:style-name="T53"/></text:p>
      <text:p text:style-name="P162">198 – صحيح </text:p>
      <text:p text:style-name="P163">اخرجه البخاري (2650) ومسلم (1623) واحمد (17899) وابو عوانه (5678) من طرق عن ابو حيان التيمي عن الشعبي عن النعمان بن بشير مرفوعًا بنحوه</text:p>
      <text:p text:style-name="P161"><text:span text:style-name="T53"/></text:p>
      <text:p text:style-name="P162">199 – <text:span text:style-name="T56">حسن </text:span></text:p>
      <text:p text:style-name="P164">أخرجه النسائي (6480) وابن حبان (5098) من طرق عن فطر بن خليد عن مسلم بن صبيح عن النعمان بن بشير مرفوعًت بنحوه</text:p>
      <text:p text:style-name="P164"/>
      <text:p text:style-name="P165"><text:soft-page-break/>200 – صحيح</text:p>
      <text:p text:style-name="P164">اخرجه البخاري (2589) ومسلم (1622) والترمذي (6497) وابو داود (3538) واحمد (1875) من طرق عن عكرمة وسعيد بن المسيب وسعيد بن جبير وطاوس، اربعتهم عن ابن عباس مرفوعًا</text:p>
      <text:p text:style-name="P164"/>
      <text:p text:style-name="P165">201 – صحيح لشواهدة</text:p>
      <text:p text:style-name="P164">أخرجه احمد (6904) من صحاح بن ارطاه عن عمرو بن سيقي عن ابيه عن حدة قال ابو نعيم في الحليه " لم يسمع الحجاج من عمرو بن سيقي إلا اربعه احاديث والباقي عن محمد بن عبيدالله العزرمي </text:p>
      <text:p text:style-name="P164">واما عن روايه بن المبارك قفال المزي في التهذيب انه روي عن عمرو بن شعب (أي اسماة بن زيد الليثي) </text:p>
      <text:p text:style-name="P164">واخرجه الترمذي (2131) غلي حسين المكتب (المعلم) عن عمرو بن سيقي عن طاوس عن ابن عمر بنحوه </text:p>
      <text:p text:style-name="P164">وقال الترمذي" وفي الباب عن بن عباس وعبدالله بن عمرو فالحديص صحيح لشواهدة"</text:p>
      <text:p text:style-name="P164"/>
      <text:p text:style-name="P165">202 – صحيح </text:p>
      <text:p text:style-name="P164">اخرجه ابو داود (3539) والترمذي (2132) من طرق عن الحسين بن ذكران (المعلم) عن طاووس عن بن عباس وابن عمر مرفوعًا بنحوه</text:p>
      <text:p text:style-name="P164"/>
      <text:p text:style-name="P164"><text:span text:style-name="T2">203 – صحيح</text:span> </text:p>
      <text:p text:style-name="P164">ارخجه ابو داود (3556) والحمدي (1327) والنسائي (3731) عن محمد بن عبدالله بن يزيد واسحاق بن إسماعيل كلاهما عن ابن عيينه عن ابن جريج عن عطاء عن جابر مرفوعًا بنحوه</text:p>
      <text:p text:style-name="P165">204 – صحيح لشواهدة </text:p>
      <text:p text:style-name="P166">أخرجه احمد (13889) والطبراني في الكبير (735) من طرؤق عن عبدالله بن محمد بن عقيل (وهو للفقه اقرب) عن محمد بن علي بن الحنفيةه عن معاوية مرفوعًا </text:p>
      <text:p text:style-name="P166">واخرجه مسلم (4209) عن شعبه عن قتاده عن عطاء بن ابي رباح عن جابر مرفوعا بلفظ (العمره جائزة) </text:p>
      <text:p text:style-name="P166">واخرجه احمد عن هشام بن يحيي عن فتادة عن سليمانعن النضر بن انس عن بشر عن ابي هريرة بلفظ مسلم</text:p>
      <text:p text:style-name="P166"/>
      <text:p text:style-name="P167">205 – صحيح </text:p>
      <text:p text:style-name="P166">اخرجه احمد عن معمر (21138) والنسائي (6509) عن سفيان كلاهما عن عمرو بن دينار عن طاوس بن صجر المدري عن زيد بن ثابت مرفوعًا بمثله </text:p>
      <text:p text:style-name="P166"/>
      <text:p text:style-name="P167">206 – صحيح</text:p>
      <text:p text:style-name="P166">اخرجه البخاري (2626) ومسلم (1628) والنسائي (6550) واحمد (8362) من طرق عن قتده عن سليمان بن يسار من النضر بن انس من بشير بن نهيك عن ابي هريرة مرفوعًا بمثله </text:p>
      <text:p text:style-name="P166">واخرجه مسلم (1627) واحمد (13762) عن <text:s/>شعبه عن قتادة عن عطاء بن ابي رباح عن جابر مرفوعًا بنحوه </text:p>
      <text:p text:style-name="P166"/>
      <text:p text:style-name="P167">207 – صحيح لغيره </text:p>
      <text:p text:style-name="P166">اخرجه الترمذي (1349) واحمد (10345) عن سعيد بن ابي عروبة عن قتاده عن الحسن بن يسار (الصبري) عن سمرة والحسن لم يسمع من سمره الاحاديث العتيفة فهم متقطع </text:p>
      <text:p text:style-name="P166">واخرحه احمد (9546) عن سعيد بن ابي عروه عن قتاجدة عن النضر بن انس عن بشر بن نهيك عن ابن هريرة مرفوعًا بلفظه </text:p>
      <text:p text:style-name="P166"/>
      <text:p text:style-name="P167">208 -<text:span text:style-name="T57">ضعيف</text:span></text:p>
      <text:p text:style-name="P168">اخرجه بن المبارك (208) عن سعيد بن ابي عروبه عن الحسن عن سمرة مرفوعًا بنحوه ولم يسمع الحسن من سمرة إلا حجيص العقيدة </text:p>
      <text:p text:style-name="P168"/>
      <text:p text:style-name="P169">209 – صحيح</text:p>
      <text:p text:style-name="P168">اخرجه بن المبارك (209) عن سعيد بن ابي عروه عن قتادة عن النضر بن انس عن بشر بن نهيك عن ابي هريرة مرفوعًا بنحوه</text:p>
      <text:p text:style-name="P168"/>
      <text:p text:style-name="P169">210 – إسناده حسن</text:p>
      <text:p text:style-name="P168">اخرحه ابو داود (3549) والترمذي (670) وابن ماجه (2392) واحمد (6727) من طرق عن عمرو بن شعيب عن ابيه عن جده (عبدالله بن عمرو) مرفوعًا بنحوه</text:p>
      <text:p text:style-name="P168"><text:soft-page-break/></text:p>
      <text:p text:style-name="P169">211 – صحيح</text:p>
      <text:p text:style-name="P168">اخرجه مسلم (1622) والنسائي (3693) وابن ماجه (2391) من طرق عن الاوزاعي ويحيي بن يونس كلاهما عن محمد بن علي بن حسين عن سعيد بن المسيب عن ابن عباس مرفوعًا </text:p>
      <text:p text:style-name="P168"/>
      <text:p text:style-name="P169">212 – صحيح </text:p>
      <text:p text:style-name="P168">اخرجه البخاري (2773) ومسلم (3093) والنسائي (116) من طرق عن ابن عون والنسائي (3604) عن عبيد الله بن عمر كلاهما عن نافع عن ابن عمر عن عمر مرفوعًا بنحوه </text:p>
      <text:p text:style-name="P168"/>
      <text:p text:style-name="P169">213 – صحيح لغيره </text:p>
      <text:p text:style-name="P168">اخرجه البخاري عن محمد بن عبدالرحيم <text:s/>(6715) ومسلم (1510) كلاهما مسلم ومحمد بن عن داود بن رشيد عن الوليد بن مسلم عن …. عن زيد بن اسلم عن علي بن حسين عن سعيد بن عبدالله …</text:p>
      <text:p text:style-name="P168"/>
      <text:p text:style-name="P169">214 – صحيح لطرقه </text:p>
      <text:p text:style-name="P168">اخرجه احمد (15582) وابو داود (3964) والنسائي (4872 من طرق عن ابراهيم عن ابي ….</text:p>
      <text:p text:style-name="P168"/>
      <text:p text:style-name="P169">215 – صحيح </text:p>
      <text:p text:style-name="P168">اخرجه البخاري (2521) (2525) ومسلم (1503) من طرق عن نافع وسالم عن عبدالله بن عمر كلاهما عن عمر مرفوعًا بنحوه </text:p>
      <text:p text:style-name="P168"/>
      <text:p text:style-name="P169">216 – مرسل </text:p>
      <text:p text:style-name="P168">اخرجه بن المبارك (216) عن اسامه بن زيد الليثي عن سليمان بن يسار مرسلاً</text:p>
      <text:p text:style-name="P168"/>
      <text:p text:style-name="P169">217 – صحيح</text:p>
      <text:p text:style-name="P168"><text:span text:style-name="T58">اخرجه البخاري (2523</text:span>) (2524) ومسلم (3151) والترمذي (1346) وابو داود (394) وابن ماجه (2528) من طرق عن سالم وناقع كلاهم عن بن عمر <text:s/>مرفوعًا بنحوه </text:p>
      <text:p text:style-name="P168">واخرحه (بن ماجه (2527) ) والبخراي (9492) من طرق عن سعيد ابن ابي عروة عن قتادة عن النضر بن انس عن بشر بن نهيك عن ابي هريرة مرفوعًا </text:p>
      <text:p text:style-name="P170">وذكر بن الاثير في (جامع الاصول) استسقي غير مشقوق عليه لا يثتبه اكبر أهل النقل مسندا عن النبي وبن عوق انه عن عتيا قتادة </text:p>
      <text:p text:style-name="P161"><text:span text:style-name="T53"/></text:p>
      <text:p text:style-name="P171">218 – صحيح </text:p>
      <text:p text:style-name="P170">البخاري (2053) و (7749) ومسلم (1459) وابو داود (2273) من طرق عن الزهري بن عروة عن عاشئة مرفوعًا بنحوه </text:p>
      <text:p text:style-name="P172"><text:span text:style-name="T53"/></text:p>
      <text:p text:style-name="P171">219 – صححي لطرقة </text:p>
      <text:p text:style-name="P170">اخرجه مسلم (1440) والنسائي (9026) واحمد (13936) من طرق عن حابر مرفوعًا بنحوه </text:p>
      <text:p text:style-name="P172"><text:span text:style-name="T53"/></text:p>
      <text:p text:style-name="P173"><text:span text:style-name="T52">220 –</text:span><text:span text:style-name="T59">صحيح</text:span></text:p>
      <text:p text:style-name="P174"><text:s/>اخرجه البخاري (5305) ومسلم (1502) والترمذي (2128) وابن ماجه (2002) من طرق عن الزهري .</text:p>
      <text:p text:style-name="P170">عن سعيد بن المسيب وابي سلمه (عبدالله بن عبدالرحمن بن عوف) كلاهما سعيد وابو سلمه عن ابي هريرة مرفوعًا</text:p>
      <text:p text:style-name="P172"><text:span text:style-name="T53"/></text:p>
      <text:p text:style-name="P171">221 – صحيح</text:p>
      <text:p text:style-name="P175">اخرجه البخاري (6947) ومسلم (1669) والترمذي (1219) والنسائي (4979) واحمد (14541) من طرق عن عمرو بن دينا عن جابر مرفوعًا</text:p>
      <text:p text:style-name="P176"><text:span text:style-name="T60"/></text:p>
      <text:p text:style-name="P176"><text:span text:style-name="T61">222 – صحيح</text:span><text:span text:style-name="T60"> </text:span></text:p>
      <text:p text:style-name="P177">اخرجه البخاري (6756) ومسلم (1508) والترمذي (1236) وابن ماجه (2747) واحمد (5472) من طرق عن عبدالله بن دينار عن ابن عمر مرفوعًا </text:p>
      <text:p text:style-name="P178"><text:soft-page-break/>وقال المام احمد هذا حديث منكر ويقصد بنالمنكر هنا تفرد عبدالله بن دينا عن بن عمر دون سائر الرواد عن ابن عمر <text:s/></text:p>
      <text:p text:style-name="P179"><text:span text:style-name="T60"/></text:p>
      <text:p text:style-name="P179"><text:span text:style-name="T62">223 – صحيح</text:span><text:span text:style-name="T63"> </text:span></text:p>
      <text:p text:style-name="P180">اخرجده البخاري (2563) ومسلم (1504) وابو داود (3929) عن طرق عن عروه بن الزبير عن عائشة مرفوعًا </text:p>
      <text:p text:style-name="P179"><text:span text:style-name="T63"/></text:p>
      <text:p text:style-name="P181">224 – ضعيف </text:p>
      <text:p text:style-name="P179"><text:span text:style-name="T64">اخرجه الترمذي</text:span><text:span text:style-name="T63"> (1365) وابو داود (3949) واحمد (9663) والبزار (4565) من طرق </text:span></text:p>
      <text:p text:style-name="P179"><text:span text:style-name="T63"/></text:p>
      <text:p text:style-name="P179"><text:span text:style-name="T62">225 – اسناده حسن</text:span><text:span text:style-name="T63"> </text:span></text:p>
      <text:p text:style-name="P179"><text:span text:style-name="T63">اخرجه الترمذي (1655) وابن ماجه (2518) والنسائي (4313) <text:s/>واحمد (73680) من طرق عن محمد بن عجلان عن سعيد المقبري عن ابي عهريرة مرفوعًا </text:span><text:span text:style-name="T65"><text:line-break/></text:span></text:p>
      <text:p text:style-name="P182">226 -صحيح موقوف</text:p>
      <text:p text:style-name="P182">أخرجه ابن ماجه برقم (28) من طريف مجالد عن عامر الشعبي عن قرظة بن كعب عن عمر بن الخطاب <text:span text:style-name="T66">رضي الله عنه موقوفا به <text:s text:c="2"/>وفيه مجالد بن سعيد وهو ضعيف. </text:span></text:p>
      <text:p text:style-name="P183">واخرجه <text:span text:style-name="T67">الدارمي في مسندة (2287) ولاحاكم في المستدرك (347) من قرظة بن كعب عن عمر بن الخطاب موقوفًا به </text:span></text:p>
      <text:p text:style-name="P184">وأخرجه ابن الجوزي في مقدمة كتابة الموضوعات (50) من طريق أشعث بن سوار عن عامر الشعبي عن قرظة عن عمر بن الخطاب موقوفا ومرفوعًا </text:p>
      <text:p text:style-name="P184">وفيه أشعث بن سوار وهو ضعيف</text:p>
      <text:p text:style-name="P185">وله شاهد من جديص ابن عباس رضي لالله عنهما – كما في أمالي ابن بشران 157 3، وفيه عبدالالأعاي الثعلبي وهو إلي ال<text:span text:style-name="T68">ضعف</text:span> أقرب. </text:p>
      <text:p text:style-name="P186"><text:span text:style-name="T69"/></text:p>
      <text:p text:style-name="P187">227 – صحيح</text:p>
      <text:p text:style-name="P188">أخرجه أحمد <text:s/>(4333) والبزار <text:s/>(1943) والدارمي (289) وغيرهم من طرق عامر <text:s/>الشعبي عن مسروق وعائشة عن ابن مسعود مرفوعًا </text:p>
      <text:p text:style-name="P188">واخرجه أخمد (4015) والحاكم (376) من طرق عن يحيي بن وثاب عن مسروق عن ابن مسعود مرفوعًا </text:p>
      <text:p text:style-name="P188">وأخرجه الرمهرموي في المحدث الفاصل بني الراوي والواعي من طرق عن الأعمش عن عمارة بن عمير عن عبدالرحمن بن يزيد عن ابن مسعود مرفوعًا </text:p>
      <text:p text:style-name="P187"/>
      <text:p text:style-name="P187">228 – إسناده صحيح (صحيح لغيره وطرقه) </text:p>
      <text:p text:style-name="P188">أخرجه ابن ماجه (23) والطيالسي (324) وابن ابني شيبه (26222) وغيرهم من طرق عن مسلم البطين عن عمرو بن ميمون عن ابن مسعود مرف وعًا وابن ماجه وابن ابي شيبة إبراهيم التيمي .</text:p>
      <text:p text:style-name="P187"/>
      <text:p text:style-name="P189">229 – صححي<text:span text:style-name="T70">ح</text:span> موقوف (إسناده صحيح موقوف) </text:p>
      <text:p text:style-name="P190">أخرجه ابن ماجه (27) والدارمي (439) من طرق عن معمر عن انب طاوس عن طاووس عن انب عباس <text:span text:style-name="T71">موقوفًا </text:span></text:p>
      <text:p text:style-name="P189"/>
      <text:p text:style-name="P191">230 – إسناده صححي موقوف</text:p>
      <text:p text:style-name="P192">أخرجه ابن ماجه (29) والدارمي (286) وابن أبي شيبة (26226) الحاكم (6110) وغيهرم من طرق عن يحيي بن سعيد عن السائب بن يزيد موقوفًا </text:p>
      <text:p text:style-name="P192">وله شاهد من حديص أبي بكر رضي الله عنه مرفوعًا </text:p>
      <text:p text:style-name="P191"/>
      <text:p text:style-name="P193">231 – إسناده صحيح موقوف</text:p>
      <text:p text:style-name="P194">أخرجه الدارمي (617/ 618) والحاكم (6391، 6393) وابن أبي شيبة (26133) وغيرهم من طرق عن ابي نضرة عن أبي سعيد الخدري موقوفًا</text:p>
      <text:p text:style-name="P193"/>
      <text:p text:style-name="P193">232 – إسناده صحيح موقوف</text:p>
      <text:p text:style-name="P194"><text:soft-page-break/>أخرجه مسلم (58) والنسائي (11056) وفي عمل اليوم والليه (1106) وأبو عوانة (85) وأبو يعلي (1506) وغيرهم من طرق عن سليمان بن المغيرة عن ثابت عن أنس عن محمود بن الربيع عنا عبان بن مالك موقوفًا </text:p>
      <text:p text:style-name="P193"/>
      <text:p text:style-name="P193">233 – إسناده ضعيف </text:p>
      <text:p text:style-name="P194">أخرجه عبدالغني المقدس في نهاية المراد كلام خير العباد (183) </text:p>
      <text:p text:style-name="P194">وابن بطه في الإبانه الكبري (267) </text:p>
      <text:p text:style-name="P194">والإجري في الشريعة (98)</text:p>
      <text:p text:style-name="P194">وابن عبدالبر في جامع بيان العلم وفضله (ج2/ 1192ص) من طريق بن المبارك </text:p>
      <text:p text:style-name="P194">والخطيب البغدادي في القصية والمتعقة من طريق الواقدي وكلاهما (ابن المبارك والواقدي عن معمر عن علي بن زيد بن جدعان وهو ضعيف عن ابي نقرة عن عمران بن حصيص موقوفًا </text:p>
      <text:p text:style-name="P194">ورواه البيهقي في دلائل النبوة ج/35 من طريق حبيب بن ابي فصالة المالكي وهو ضعيف عن عمران بن حصيص موقوفا </text:p>
      <text:p text:style-name="P194">وذكره اليسوطي في مفتاح الجنة ص10 .</text:p>
      <text:p text:style-name="P193"/>
      <text:p text:style-name="P193">234 – إسناده صحيح موقوف عن أنس بن مالك </text:p>
      <text:p text:style-name="P194">((لم أجده إلا عن المصنف وسنده صحيح))</text:p>
      <text:p text:style-name="P193"/>
      <text:p text:style-name="P193">235 – إسناده ضعيف (ضعيف منقطع) </text:p>
      <text:p text:style-name="P194">أخرجه أحمد (13803) والبيهقي في شعب الإيمان (72175) و (7276) </text:p>
      <text:p text:style-name="P194">والخطيب البغدادي في موضح أوهام الجمع والتفريق <text:span text:style-name="T72">ج2 / </text:span><text:span text:style-name="T73">ص48 </text:span></text:p>
      <text:p text:style-name="P195">وأبو نعيم في الحليه (ح8/ ص179) والطبراني في مكارم الأخلاق (76) من طرق عن ابن المبارك عن عبيد الله بن موهب وهو ضعيف عن مالك بن محمد بن حارثة الأنصاري عن أنس بن مالك مرفوعًا (ومالك بن محمد لم يسمع من أنس)</text:p>
      <text:p text:style-name="P196"/>
      <text:p text:style-name="P196">236 –<text:span text:style-name="T6"> </text:span><text:span text:style-name="T74">أخرحه البخاري (6878) ومسلم (1676), وأبو داود (4352) والنسائي (4721) والترمذي (1402) وابن ماجه (2534) وأحمد (4245) وغيرهم من طرق عن سليمان بن مهران(الأعمش) عن عبدالله بن مرة عن مسروق عن عبدالله بن مسعود رضي الله عنه – مرفوعًا </text:span></text:p>
      <text:p text:style-name="P197">كما عند مسلم (1676) </text:p>
      <text:p text:style-name="P197">وله شواهد منها حديث عائشة رضي الله عنها مرفوعًا </text:p>
      <text:p text:style-name="P197">وحديص عثمان بن عفان رضي الله عنه مرفوعًا بمثله كخما عند الترمذي (2158) </text:p>
      <text:p text:style-name="P198"/>
      <text:p text:style-name="P199">237 – صحيح</text:p>
      <text:p text:style-name="P200">رواه ابن ماجه (3944) واحمد برقم (19069) والحميدي برقم (798) ونعيم بن حماد في الفتن برقم (416) وابو عوانه (4019) وابن ابي شيبة (37172) والطبراني في الكبير (7415) وغيرهم من طرق عن إسماعيل بن أبي خالد عن قيس بن أبي حازم عن الصانيحي مرفوعًا به </text:p>
      <text:p text:style-name="P200">وفي رواية نعيم وأبي عوانه والطبراني عن الصنايح وهو الصواب كما أشار ابن ابي حاتم في العلل</text:p>
      <text:p text:style-name="P200">وفي باقي الورايات الصنايحي </text:p>
      <text:p text:style-name="P200">ورواه الطبراني في الكبير (7414) وأبو يعلي (1452) من طرق عن ماجالد بن سعيد عن قيس بن ابي خالد عن الصنايح مرفوعًا به وفيه محالد بن سعيد وهو ضعيف </text:p>
      <text:p text:style-name="P200">وفي الباب عن ابن مسعود وحضيفة وحندب وسهل بن سعد وابي هريرة وابن عباس وابي بكرة </text:p>
      <text:p text:style-name="P199"/>
      <text:p text:style-name="P199">238 – إسناده ضعيف </text:p>
      <text:p text:style-name="P200">أخرجه نعيم بن حماد (371) وابن ماجه ((2618) وأحمد والبيهقي في شعب الإمان (4947) من طرق عن إسماعيل بن أبي خالد عن عبدالرحمن بن عائذ عن عقبة بن عامر الحهني مرفوعاً به </text:p>
      <text:p text:style-name="P200">وفيه عبدالرحمن بن عائذ وهو ضعيف, وله شاهد كما عند البخاري في الأدب المفرد 413 وعبدبن حميد 785 والطبراني في الكبير (4-130) من طرق عن ليث بن ابي سليم عن ابي فزارة عن يزيد بن الأصم عن ابن عباس مرفوعًا بلفظ "ثلاث من لم يكن فيه غفر له ماسواه لمن شاء, من مات لا يشرك بالله شيئًا ولم يكن ساخرًا يتبع السهرة ولم يحقد علي أخيه" وفيه ليث بن أبي سليم وهو ضعيف الحديث</text:p>
      <text:p text:style-name="P199"/>
      <text:p text:style-name="P201">239 – إسناده صحيح </text:p>
      <text:p text:style-name="P202"><text:soft-page-break/>أخرجه مسلم (1218) من طريق حاتم بن إسماعيل المدني عن جعفر بن محد عن ابيه وجابر عن عبدالله مرفوعًا به </text:p>
      <text:p text:style-name="P202">واخرجه أحمد (23489) من طريق إسماعيل والحارث في مسنده (51) وابو نعيم في معرفة الصحابة (7300) من طريق عن الوهاب بن عطاء الخفاف </text:p>
      <text:p text:style-name="P202">وأخرجه البيهقي في شعب الإيمان (4774) من طريق شيبه أبو تلابة (وهو ضعيف) </text:p>
      <text:p text:style-name="P202">وثلاثتم (إسماعيل وعبدالوهاب وشيبه ) عن سعيد الجريري عن ابي نضره عن ابر بن عبدلله مرفوعًا به </text:p>
      <text:p text:style-name="P202"/>
      <text:p text:style-name="P202">وله شواهد من حديص ابي بكره كما عند البخاري (67) ومسلم (1679) وأحمد (20386) وابن ماجه (233) وغيرهم </text:p>
      <text:p text:style-name="P201"/>
      <text:p text:style-name="P201">240 – إسناده صحيح </text:p>
      <text:p text:style-name="P202">أخرجه أبو داود (2629)، (2641) والترمذي (2790) من طريق سعيد بن يعقوب الطالقاني عن ابن المبارك عن حيم د الطويل عن انس به مالك مرفوعًا به </text:p>
      <text:p text:style-name="P202"/>
      <text:p text:style-name="P202">وله شواهد منها حديص أبي بكر مرفوعًا كما عند النسائي في السنن الكبري (4287) وفيه عمرو بن عاصم صدوق في حفظة شئ وعمران القطان صدوق يهم </text:p>
      <text:p text:style-name="P202">وحدي<text:span text:style-name="T70">ث</text:span> أبي هريرة مرفوعًا كما عند مسلم 34، و؛أحمد (67) وفيه سفيان بن حسين وهو ضعيف في الزهري وابن ماجه (72) وفيه أبو جعفر وهو ضعيف وغيرهم </text:p>
      <text:p text:style-name="P202">وحديص ابن عمر مرفوعًا كما عند البرخاي (225) ومسلم (36) (22) وحديص حابر بن عبدالله مرفوعًا كما عند مسلم (35) </text:p>
      <text:p text:style-name="P202"/>
      <text:p text:style-name="P201">241 – إسناده صحيح </text:p>
      <text:p text:style-name="P202">أخرجه الترمذي (2165) وأحمد (114) من طرق عن محمد بن سوقه عن عبدالله بن دينا عن ابن عمر عن عمر بن الخطاب مرفوعًا به </text:p>
      <text:p text:style-name="P202">وأخرجه النسائي (9175) وابن ماجه (2363) وأحمد 177) وغيهرم من طرق عن عبدالملك بن عمير عن عبدالله بن الزبير وجابر بن سمره عن عمر بن الخطاب مرفوعًا به وفيه عبدالملك بن عمير </text:p>
      <text:p text:style-name="P202">قال أبو حاتم: تغير حفظه ، ليس بحافظ / ابن معين: مخالط/ احمد بن حنبل: مضرب الخديث جدا</text:p>
      <text:p text:style-name="P202">احتج به أصحاب الكتب التسه جميعًا </text:p>
      <text:p text:style-name="P201"/>
      <text:p text:style-name="P203">وله شواهد لبعض فقراته عن عمران بن حصين مرفوعًا كما عند البخاري (695)) وعن عبدالله بن مسعود مرفعًا كما عند مسلم (2433) وابن ماجه (2362) </text:p>
      <text:p text:style-name="P204">خيركم ق<text:span text:style-name="T70">رن</text:span>ي ثم الذين يلونهم ثم الذين يلونهم</text:p>
      <text:p text:style-name="P205"/>
      <text:p text:style-name="P205"><text:span text:style-name="T75">242 – صحيح</text:span><text:span text:style-name="T76"> </text:span></text:p>
      <text:p text:style-name="P206">أخرجه أبو داود (476)، والترمذي (2264) وأحمد (26528) وابن ابي شيلة (38451) وأبو عوانة (7604، 7161) من طرق عن الحسن البصري عن ضبة بن محصن عن أم سلمة رضي الله عنها مرفوعًا <text:span text:style-name="T77">(وفيه هشام بن حسان ثفة وفي روايته عن الحسن مقال لكن تابه المعلي بن زياد وقتادة السدوسي)</text:span></text:p>
      <text:p text:style-name="P207">وأخرجه البخاري في التاريخ الكبير (5955) ومسلم (1854) وأبو عوانة (7604، 7161) من طرق عن قتادة عن احلسن عن ضبة عن أم سلمة مرفوعًا </text:p>
      <text:p text:style-name="P207">وله شواهد عن أبي هريرة مرفوعًا كما عند ابن حبان (6658) وفيه الوليد لم يقيده المؤلف ويحتمل أن يكون ابن مسلم وأن يكون ابن مزيد وكلاهما يروي عن دحيم وكلاهما يروي عن الأوزاعي وهما ثقتان الأول روي له الشيهان لكنه يدلس تدليس تسوية والثاني لايدلس وري له ألو داود والنسائي وباقي النسد رجله ثقات ورجال الشيخين إلا عبدالرحمن بن إبراهيم فمن رجال البخاري</text:p>
      <text:p text:style-name="P207"/>
      <text:p text:style-name="P207">وعن ابن عباس مرفوعًا كما عند ابن أبي شيبة (40544، 38898) وفيه الهياج بن بسطام الحنظلي وهو ضعيف جدًا وفيه أيضا ليص بن أبي سليم وهو ضعيف </text:p>
      <text:p text:style-name="P207"/>
      <text:p text:style-name="P208">243 – إسناده ضعيف </text:p>
      <text:p text:style-name="P207">أخرجه مسلم 1855، وأحمد 3999 والدارمي 2839، والبزار 2752، وأبو عوانة 7182, وابن أبي عاصم في السنه عن عوق بن مالك مرفوعًا به </text:p>
      <text:p text:style-name="P207"><text:soft-page-break/>وله شواهد من حديص عمر بن الخطاب مرفوًا كما عند الترمذي 2264، وفيه محمد بن أبي حميد و هو ضعيف، وحديص أبي سعيد الخدري مرفوعًا كما عند أحمد 11224، 11231 وفيه الوليد وهو مجهول </text:p>
      <text:p text:style-name="P207"/>
      <text:p text:style-name="P208">244 – صحيح </text:p>
      <text:p text:style-name="P207">أخرجه البخاري 3603 ومسلم 1843، والترمذي 2336، وأحمد 4127 وأبو عوانة (7574 وغيرهم من طرق عن الأعمش عن زيد بن وهب عن ابن مسعود رضي الله عنه مرفوعًا </text:p>
      <text:p text:style-name="P207"/>
      <text:p text:style-name="P208">245 – إسناده صحيح </text:p>
      <text:p text:style-name="P207">أخرجه أبو داد (4261) وابن ماجه (3958)، وأحمد 21325) والطيالسي (461) والبزار (3929) وابن أبي شي<text:span text:style-name="T78">ب</text:span>ة (37123) <text:s/>وعبدالرزاق (<text:span text:style-name="T78">20729) وابن حبان (5929) وغيرهم من طرقعن أبي عمر ان الجوني عن عبدالله الصامت عن أبي ذر رضي الله عنه مرفوعًا </text:span></text:p>
      <text:p text:style-name="P209">وأختلف عن أبي عمران الجوني، فرواه جماعة (حماد بن سلمه ومرحوم وأبان بن يزيد ومعمر وعبدالعزيزي بن عبدالصمد) عنه عن عبدالله بن الصامت عن أبي ذر مرفوعًا</text:p>
      <text:p text:style-name="P209">إلا حماد بن زيد فرواه عنه عن المشعص بن طريق عن عبدالله بن الصامت عن أبي ذر "زاد المشعث وهو مقبول وتابعة محمد بن المسيب وهو مجهول كما عند أبي عنيم في الحليه (ج8/ ص251)</text:p>
      <text:p text:style-name="P210"/>
      <text:p text:style-name="P190"/>
      <text:p text:style-name="P211">246 – إسنادة منقطع</text:p>
      <text:p text:style-name="P212">أخرجه أحمد (481) (482) والأخري في الشريعة 1427 من طرق عن الأوزاعي عن محمد بن عبدالملك بن مروان عن المغيرة بن شعبة عن عثمان بن عفان مرفوعًا وفيه محمد بن عبدالملك بن مروان لم يسمع من المغيرة بن شعبه فروايته مرسلة كما أشار ولاحفظ ابن حجر في تعجيل المنفعة</text:p>
      <text:p text:style-name="P212">وأورده الهيثمي في محمع الزوائد وقال روايه احمد ورجاله ثقات إلا أن محمد بن عبدالملك بن مروان لم أحد له سماعًا من المغيرة.</text:p>
      <text:p text:style-name="P212">وفيه الوليد بن مسلم كثير تدليس التسوية لم يثرح بالسماع في كل طبقات الإسناد </text:p>
      <text:p text:style-name="P212"/>
      <text:p text:style-name="P213">247 – إسناده ضعيف </text:p>
      <text:p text:style-name="P214">فيه علي بن زيد وهو ضعيف </text:p>
      <text:p text:style-name="P214">وله شواهد من حديث بن صيفي الغفاري رضي الله عنه مرفوعًا، كما عند الترمذي (2203) وابن ماجه (3960) وأحمد (27200) و (27201) وغيرهم وفيه عديسه بن اهبان وهي ضعيفة مقبولة <text:s/>- لينه الحديص إلا إذا توبعت</text:p>
      <text:p text:style-name="P214">وحديص ابن عباس – رضي الله عنهما – مرفوعًا كما عند الطبراني في المعجم الكبير (12968) وفيه ثواب بن عتبه وهو مقبول <text:s/>= لين الحديث إلا إذا توبع </text:p>
      <text:p text:style-name="P215">(وكل هذه الأسانيد لاتخلو من ضعف) </text:p>
      <text:p text:style-name="P216"/>
      <text:p text:style-name="P217"><text:span text:style-name="T2">248 – إسناده ضعيف / صحيح (لغيرة / لشواهدة</text:span>)</text:p>
      <text:p text:style-name="P217">أخرجه احمد (18439) عن يونس (15753) من علي بن زيد (وهو ضعيف) والحاكم في المستدرك (6263) عن مبارك بن فضالة (وهو صدوق يدلس ويسوي) ثلاثته م(يونس وعلي بن زيد ومبارك بن فضاله) عن الحسن( وهو ثفة كثير الإرسال والتدليس) عن النعمان بن بشير مرفوعًا زادا علي بن يزيد ومبارك بن فضاله قيس بن الهيثم (والحسن لم يسمع من النعمان بن بشير – رضي الله عنه ) </text:p>
      <text:p text:style-name="P217">وأخرجه الطياليسي (803) قال حدثنا قيس عن حابر الجعفي (وهو ضعيف) عن أبي عازب (وهو مجهور مستور ) عن النعمان بن بشير مرفوعًا </text:p>
      <text:p text:style-name="P217">وله شواهد من حديص أبي هريرة مرفوعًا كما عند مسلم (11<text:span text:style-name="T79">8) والترمذي (2195) قال هذا حديص حسن ثحي </text:span></text:p>
      <text:p text:style-name="P218">وحديص أبي موسي الأشعري مرفوعًا كما عند أبي داود (4259) وابن ماجه (3961) وغيرهم وفيه عبدالرحمن بن مروان وهو لين الحديص </text:p>
      <text:p text:style-name="P218">وحديص أبي أمامة مرفوعًا <text:s/>كما عند ابن ماجه (3954) والدارمي (350) وفيه علي بن يزيد قال ابن معين: علي بن يزيد عن القاسم عن أبي أمامة هي ضعاف كلها، وقال البخاري وغيره في علي بن يزيد منكر الحديث </text:p>
      <text:p text:style-name="P218">وديص أنس بن مالك مرفوعًا كما عند الترمذي (344) وفيه سعيد بن سنان وهو ضعيف ويزيد بن أبي حبيب ثقة يرسل </text:p>
      <text:p text:style-name="P218">وحديث بن عمر مرفوعًا كما عند الحاكم (8354) والطبراني في مسند الشاميين (1959) وفيه عبدالله بن صالح وهو ضعيف ومحمد بن أيوب بن عافية وهو مجهول</text:p>
      <text:p text:style-name="P218"><text:soft-page-break/>وحديص ابن مسعود مرفوعًا كما عند نعيم بن حماد في الفتن (14) وفيه يحيي بن أبي كثير ثقة ثبت يدلس ويرسل وفد عن عن في الإسناد ولم يسمع من ابن مسعود – رضي الله عنه – فروايته عنه مرسلة </text:p>
      <text:p text:style-name="P218"/>
      <text:p text:style-name="P219">249 – صحيح </text:p>
      <text:p text:style-name="P218">أخرجه مسلم (2295) والنسائي في السنن الكبري (11572) واحمد (26546) وأبو عوانة (10126) وابن أبي شيبة (37179) وغيرهم من طرق عن عبدالله بن رافق مولي ام سلمة عن أم سلمة رضي الله عنها مرفوعًا </text:p>
      <text:p text:style-name="P218">وله شواهد من حديص أبي هريرة مرفوعًا كما عند أحمد (7993) وغيره </text:p>
      <text:p text:style-name="P218"/>
      <text:p text:style-name="P219">250 – إسناده ضعيف</text:p>
      <text:p text:style-name="P218"><text:s/>أ<text:span text:style-name="T80">خ</text:span>رجه أحمد (1477/ 1559) وأبو يعلي الموثلي (731) من طرق عن أسامة بن زيد عن محمد بن عبدالرحمن بن أبي لبيبة (وهو ضعيف) عن سعد بن مالك مرفوعًا به وفيه محمد بن عبدالرحمن بن أبي لبيبة ليس حديثة بشئ ضعفة الدارقطني وابن معين </text:p>
      <text:p text:style-name="P220">وسعدد بن مالك هو <text:span text:style-name="T81">س</text:span>عد بن أبي وقاص)</text:p>
      <text:p text:style-name="P218">والمعافي بن عمران في الزهد (60) والشاشي في مسنده (183) وابن حبان (809) وعبد بن حميد (137) وغيرهم </text:p>
      <text:p text:style-name="P218">والجمله الأولي <text:span text:style-name="T82">من</text:span>ه شاهد عن الحسن مرسلًا عند وك<text:span text:style-name="T82">ي</text:span>ع في الزهد (15) بلفظ "خير الرزق الكفاف"<text:span text:style-name="T82">،</text:span> وعن زياد بن جبير مرسلًا أيضا عن أحمد (56) في الزهد<text:span text:style-name="T82">،</text:span> كما في الجمع الصعير للسيوطي (4409) </text:p>
      <text:p text:style-name="P218"/>
      <text:p text:style-name="P221">251 – صحيح</text:p>
      <text:p text:style-name="P222">أخرجه مسلم (2779) وأحمد (18313) والطياليس (283) من طرق عن قتادة عن أبي نضرة عن قيس بن عباد عن عمار بن ياسر – رضي الله عنه – مرفوعًا </text:p>
      <text:p text:style-name="P222">وله شاهد من حديص حذيفة – رضي الله عنه – مرفوعًا كما عند مسلم (2779) وأحمد (23319) </text:p>
      <text:p text:style-name="P222"/>
      <text:p text:style-name="P221">252 – إسناده ضعيف </text:p>
      <text:p text:style-name="P222">أخرجه أبو داود (4530/4666) وأحمد (1207) ونعيم من حماد في الفتن (174) من طرق عن الحسن عن قيس بن عباد عن رجل من بني بشكر عن علي بن أبي طالب مرفوعًا </text:p>
      <text:p text:style-name="P222">وفيه الحسن كثير الإرسال ويدلس ولم يصرح بالتحديص وفيه رجل مبهم محهول </text:p>
      <text:p text:style-name="P222">وله شاهد من حديث عبدالله بن عمرو بن العاص مرفوعًا وفيه هشيم وهو ثقة ثبت كثير التدليس والإرسال الخفي ولم يصر<text:span text:style-name="T83">ح </text:span><text:s/>بالتحدي<text:span text:style-name="T83">ث</text:span> عن يحيي بن سعيد </text:p>
      <text:p text:style-name="P222"/>
      <text:p text:style-name="P223">253 – إسناده ضعيف </text:p>
      <text:p text:style-name="P224">أخرجه أحمد (19288/ 19315) وابن أبي شيبة (1198) والحاكم (1419) وغيرهم <text:s/>من طرق عن معمر بن كيام عن الحجاج مولي بني ثعلبة عن قطبة بن مالك (عم وياد بن علاقة) مرفوعُا وفيه الحجاج مولي بني ثعلبة وهو مجهول </text:p>
      <text:p text:style-name="P224"/>
      <text:p text:style-name="P223">254 – صحيح </text:p>
      <text:p text:style-name="P224">أخرجه البخاري (3677/ 3685) ومسلم (2389) والنسائي في الطبري (8061) وابن ماجه (98) وأ؛مد (798) والبزار (453) من طرق عن عمر بن سعيد بن أبي حسين عن ابن أبي مليكة عن أبن عباس عن علي بن أبي طالب – رضي الله عنهم – مرفوعًا </text:p>
      <text:p text:style-name="P224"/>
      <text:p text:style-name="P223">255- إسناده صحيح </text:p>
      <text:p text:style-name="P224">أخرجه أ؛مد (16600, 23110, 23165) والنسائي في الكبري (22083, 3447) من طرق عن أبي عمران الحوني عن جندب عن فلات مرفوعًا به </text:p>
      <text:p text:style-name="P224"/>
      <text:p text:style-name="P223">256 – إسناده صحيح </text:p>
      <text:p text:style-name="P224">أخرجه الطبراني في الأوسط (8148) من طريق أبي حعفر (عيس بن هامان) عن ليث بن أبي سليم عن منذر الثوري عن محمد بن الحنفية عن أبي هريرة مرفوعًا </text:p>
      <text:p text:style-name="P224">وفيه عيسي بن هامان وهو ضعيف ليث بن أبي سليم هو ضعيف </text:p>
      <text:p text:style-name="P224">[لم يور هذا الحديث عن محمد بن الحنفية إلا منذر ولا عن منذر إلا ليث ولا عن ليث إلا جعفر ولا من جعفر إلا حكام تفرد به إيحاق بن راهوية]</text:p>
      <text:p text:style-name="P224"><text:soft-page-break/></text:p>
      <text:p text:style-name="P223">257 – صحيح لطرقة </text:p>
      <text:p text:style-name="P224">أ<text:span text:style-name="T80">ح</text:span>رجه البخاري معلقًا (480) عن عاصم بن علي عن عاصم بن محمد عن واقد عن أبيه عن عبدالله بن عمرو بن العاص مرفوعًا </text:p>
      <text:p text:style-name="P224">وأبو داود (4343) والنسائي في الكبري (9962) وأحمد (9987) من طرق عن يونس بن أبي إسحاق عن هلال بن خباب عن عكرمة مولي ابن عباس عن عبدالله بن عمرو بن العاص مرفوعًا </text:p>
      <text:p text:style-name="P224">وفيه هلال بن حباب نص العلماء علي اختلاطه وتغيره، يحي القطان والحاكم والساجي والعقيلي وابن حبان .</text:p>
      <text:p text:style-name="P224">وذكره ابن حبان في الضعفاء وقال: اختلط في أخر عمره كان يحدث بالشئ علي التوهم لايحوز الإحتجاج به إذا انفرد . </text:p>
      <text:p text:style-name="P224">ونفي عنه ابن مفين التغير والإختلاط في اخر عمره [لا ما اختلط ولا تغير]</text:p>
      <text:p text:style-name="P224">وأخرجه أبو داود (4342) وابن ماجه (395) من طرق عن عبدالعزيزي بن أبي حازم عن أبيه عن عمارة بن عمرو بن حزم عن عبدالله بن عمرو به </text:p>
      <text:p text:style-name="P224">وأخرجه أحمد (6508) عن إسناعيل عن يونس عن الحسن به </text:p>
      <text:p text:style-name="P224">وأخرجه أحمد (7049) عن حسين بن محمد عن محمد بن مطرف عن أبي حازم عن عمرو بن شعيب عن أبيه عن جده مرفوعًا .</text:p>
      <text:p text:style-name="P225">258 – صحيح لغيره بلفظ أخر</text:p>
      <text:p text:style-name="P226">أخرجه البخاري (893) والنسائي في الكبري (9128) وابن حبان (4490) وغيرهم من طرق عن الزهري عن سالم بن عبدالله عن ابن عمر مرفوعًا بلفظ " كلكم راع وكلكم مشئول عن رعيته..” </text:p>
      <text:p text:style-name="P226">وأخرجده مسلم (1829) والترمذي (1705) وأحمد (4495) وغيهرم من طرق عن نافع عن ابن عمر مرفوعًا بنفس لفظ البخاري </text:p>
      <text:p text:style-name="P226">وأخرجه أبو داود (2928 9 وأحمد (5901) من طرق عن عبدالله بن دينار عن ابن عمر مرفوعًا </text:p>
      <text:p text:style-name="P226"/>
      <text:p text:style-name="P225">259 – إنساده ضعيف </text:p>
      <text:p text:style-name="P226">أخرجه أحمد (23307/ 23335) والطياليس (417) وابن أبي شيبة (37143) وغيرهم من طرق عن منصور بن زيعي بن حراش عن رجل عن حذيفة بن اليمان مرفوعًا وفيه رجل مبهم أو راو مبهم.</text:p>
      <text:p text:style-name="P226">وأخرجه نعيم بن حماد في الفتن (350) والدولابي في الكمي والأسماء (426) والحاكم (8374) مرفوفًا </text:p>
      <text:p text:style-name="P226">فاختلف عن منثور </text:p>
      <text:p text:style-name="P226">فرواه شعبة وشيبان بالرفع </text:p>
      <text:p text:style-name="P226">رواه ابن عيينه بالوقف والصواب الأول</text:p>
      <text:p text:style-name="P225"/>
      <text:p text:style-name="P225">260 – صحيح لطرقه</text:p>
      <text:p text:style-name="P226">أخرجه البخاري (7062) ومسلم (2672) والترمذي (2200) وابن ماجه (4050) وأحمد (3695) وغيهرم من طرق عن الأعمش عن شقيق بن سلمة عن ابن مسعود وأبي موسي الأشعري مرفوعًا </text:p>
      <text:p text:style-name="P226">وأخرجه ابن ماجه (3959) والبخاري معلقًا عن الحسن عن أسيد بن المتشمش عن أ[ي موسي الأشعري مرفوعًا </text:p>
      <text:p text:style-name="P226">وأخرجه نعيم بن حماد في الفتن موقوفًا والمحفوظ هو المرفوع</text:p>
      <text:p text:style-name="P226"/>
      <text:p text:style-name="P225">261 – صحيح </text:p>
      <text:p text:style-name="P226">أخرجه البخاري (19, 7088, 3600) وأبو داود (4267) وملك (16) واحمد(113919 من طرق عن عبدالحرمن بن عبدالله بن أبي صعصعة عن أبيه عن أبي سعيد الخدري مرفوعًا </text:p>
      <text:p text:style-name="P226">وأخرجه ابن ماجه (3980) وأحمد (11254) والحميدي (750) وابن أبي شيبة (37116) وابن حبان (5955) من طرق عن عبدالله بن عبدالرحمن بن أبي صعصعة به </text:p>
      <text:p text:style-name="P226">قال المزي: في اسمه خلاف فرواه ابن عييينة ويحيي بن سعيد عن عبدالله بن عبدالرحمن, ورواه عبدالعزيز الماحشون ومالك في الشهور هنه عن عبدالرحمن بن عبدالله </text:p>
      <text:p text:style-name="P226">قال ابن الميني: وهم ابن عيينة في نسبة حيص قال عبدالله بن عبدالرحمن </text:p>
      <text:p text:style-name="P226">وقال الشافعي: يشبه أن يكون مالك حفظة</text:p>
      <text:p text:style-name="P226">وقال الدارقطني: لم يختلف علي مالك في تسمية عبدالرحمن بن عبدالله </text:p>
      <text:p text:style-name="P227">(تهذيب الكمال 2/523) </text:p>
      <text:p text:style-name="P227"/>
      <text:p text:style-name="P228">262 – إسناده ضعيف </text:p>
      <text:p text:style-name="P229"><text:soft-page-break/>أخرجه أبو داود (4258) وأحمد (4287) وابن أبي شيبة (37429) والبزار (144) وغيرهم من طرق عن عمرو بن وابصة عن الأسدي عن وابصة الأسدي عن ابن مسعود مرفوعًا وفيه عمرو بن وابصة وهو مجهول </text:p>
      <text:p text:style-name="P229">وله شواهد لبعض فقراته عن أبي هريرة مرفوعًا كما عند البخارى (3601/ 7082) ومسلم (2886) وغيرهم </text:p>
      <text:p text:style-name="P229">وعن حذيفة بن اليمان مرفوعًا كما عند مسلم 7365, وأحمد (23291) وعن سعد بن أبي وقاص مرفوعًا كما عند الترمذى (2194) </text:p>
      <text:p text:style-name="P229"/>
      <text:p text:style-name="P228">263 – صحيح لغيره</text:p>
      <text:p text:style-name="P229">أخرجه البخارى (6288) ومسلم (2183) وأحمد (6085) ومالك (14) وغيرهم من طرق عن نافع عن ابن عمر مرفوعًا </text:p>
      <text:p text:style-name="P229">وله شواهد من حديث انب مسعود مرفوعًا كما عند البخاري (6290) ومسلم (2184) وأبي داود (4851) والترمذي (2825) وابن ماجه (<text:span text:style-name="T84">3775</text:span>) وغيرهم </text:p>
      <text:p text:style-name="P229">وحديص ابن عباس مرفوعًا كما عند الطراني في المعجم الأوسط (4988) تفرد به ابن المبارك وفيه الحسن بن جبير أو كثير وهو ضعيف</text:p>
      <text:p text:style-name="P229"/>
      <text:p text:style-name="P230">264 – صحيح </text:p>
      <text:p text:style-name="P231">أخرجه البخارى (7257/ 4340) ومسلم (1840) وأبو داود (2625) النسائي (4205) وأ؛مد (622) وغيهرم من طرق عن سعد بن عبيدة عن أبي الرحمن السلمى عن علي بن أبي طالب مرفوعًا </text:p>
      <text:p text:style-name="P231">وله شواهد من حديث ابن عمر مرفوعًا كما عند البخاري (2955/ 7144) ومسلم (1839) والترمذي (1707) وغيرهم </text:p>
      <text:p text:style-name="P231">وحديث أبي سعيد الخدري مرفوعًا كما هن ابن ماحه (2863) </text:p>
      <text:p text:style-name="P231">وحديص عمران بن حثين مرفوعًا كما هند أحمد (19824) وابن أبي شيبة (33715) وغيرهم </text:p>
      <text:p text:style-name="P231">وحديث عبادة بن الصامت مرفوعًا كما عند أحمد (22786) وفيهي يحيي بن سليم وهو ضعيف وإسماعيل بن عبيد بن رفاعة وهو ضعيف </text:p>
      <text:p text:style-name="P231"/>
      <text:p text:style-name="P230">265 – صحيح لشواهده / صحيح لغيره </text:p>
      <text:p text:style-name="P231">أخرجه أحمد (11192/ <text:span text:style-name="T85">11873) وأوب يعلي (1187) من طرق عنقتادة عن سليمان بن أبي سليمان عن أبي سعيد الخدري مرفوعًا وفيه سليمان وهوة مجهول ولم يسمع من أبي سعيد الخدري رضي الله عنه </text:span></text:p>
      <text:p text:style-name="P232">وله شواهد عن حديفة بن اليمان مرفوعًا كما عند أحمد (23260) وابن أبي عاصم في السنة (759) وغيرهم وعن خباب بن الأرت مرفوعًا كما عند أحمد (27218) </text:p>
      <text:p text:style-name="P232">وعن ابن عمر مرفوعًا كما عند أحمد (5702) وفيه إبراهم بن قعيس وهو ضعيف </text:p>
      <text:p text:style-name="P232">وعن النعمان بن بشير مرفوعًا كما عند أحمد (18353) وفيه رجل مبهم رجل من الأنصار من آل النعمان بن بشير </text:p>
      <text:p text:style-name="P232">وعن كعب بن عجرة مرفوعًا كما عند الترمذي (614) وفيه غالب أبو بشر وهو ضعيف </text:p>
      <text:p text:style-name="P232">وعن جابر بن عبدالله مرفوعًا كما عند أ؛مد (15284) وفيه غالب أبو بشر وهو ضعيف </text:p>
      <text:p text:style-name="P232">وعن جابر بن عبدالله مرفوعًا كما عند أحمد (15284) وفيه عبدالله بن عثمان بن خثيم وهو ضعيف وعبدالرحمن بن سابط ثقة كثير الإرسال لم يسمع من جابر – رضي الله عنه -</text:p>
      <text:p text:style-name="P232"/>
      <text:p text:style-name="P232"><text:s text:c="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1-24T10:57:09.813613894</dc:date>
    <meta:editing-duration>P1DT1H47M58S</meta:editing-duration>
    <meta:editing-cycles>121</meta:editing-cycles>
    <meta:generator>LibreOffice/24.8.2.1$Linux_X86_64 LibreOffice_project/480$Build-1</meta:generator>
    <meta:document-statistic meta:table-count="0" meta:image-count="0" meta:object-count="0" meta:page-count="27" meta:paragraph-count="688" meta:word-count="12067" meta:character-count="63070" meta:non-whitespace-character-count="50946"/>
  </office:meta>
</office:document-meta>
</file>